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0.08751455" calcext:value-type="float">
            <text:p>0.087515</text:p>
          </table:table-cell>
          <table:table-cell office:value-type="float" office:value="-0.1469317" calcext:value-type="float">
            <text:p>-0.146932</text:p>
          </table:table-cell>
        </table:table-row>
        <table:table-row table:style-name="ro1">
          <table:table-cell office:value-type="float" office:value="0.03361111" calcext:value-type="float">
            <text:p>0.033611</text:p>
          </table:table-cell>
          <table:table-cell office:value-type="float" office:value="0.09515162" calcext:value-type="float">
            <text:p>0.095152</text:p>
          </table:table-cell>
          <table:table-cell office:value-type="float" office:value="-0.1434664" calcext:value-type="float">
            <text:p>-0.143466</text:p>
          </table:table-cell>
        </table:table-row>
        <table:table-row table:style-name="ro1">
          <table:table-cell office:value-type="float" office:value="0.06722222" calcext:value-type="float">
            <text:p>0.067222</text:p>
          </table:table-cell>
          <table:table-cell office:value-type="float" office:value="0.1030675" calcext:value-type="float">
            <text:p>0.103068</text:p>
          </table:table-cell>
          <table:table-cell office:value-type="float" office:value="-0.1393855" calcext:value-type="float">
            <text:p>-0.139386</text:p>
          </table:table-cell>
        </table:table-row>
        <table:table-row table:style-name="ro1">
          <table:table-cell office:value-type="float" office:value="0.1008333" calcext:value-type="float">
            <text:p>0.100833</text:p>
          </table:table-cell>
          <table:table-cell office:value-type="float" office:value="0.110226" calcext:value-type="float">
            <text:p>0.110226</text:p>
          </table:table-cell>
          <table:table-cell office:value-type="float" office:value="-0.1352364" calcext:value-type="float">
            <text:p>-0.135236</text:p>
          </table:table-cell>
        </table:table-row>
        <table:table-row table:style-name="ro1">
          <table:table-cell office:value-type="float" office:value="0.1344444" calcext:value-type="float">
            <text:p>0.134444</text:p>
          </table:table-cell>
          <table:table-cell office:value-type="float" office:value="0.1159228" calcext:value-type="float">
            <text:p>0.115923</text:p>
          </table:table-cell>
          <table:table-cell office:value-type="float" office:value="-0.131405" calcext:value-type="float">
            <text:p>-0.131405</text:p>
          </table:table-cell>
        </table:table-row>
        <table:table-row table:style-name="ro1">
          <table:table-cell office:value-type="float" office:value="0.1680556" calcext:value-type="float">
            <text:p>0.168056</text:p>
          </table:table-cell>
          <table:table-cell office:value-type="float" office:value="0.1198854" calcext:value-type="float">
            <text:p>0.119885</text:p>
          </table:table-cell>
          <table:table-cell office:value-type="float" office:value="-0.1284705" calcext:value-type="float">
            <text:p>-0.128471</text:p>
          </table:table-cell>
        </table:table-row>
        <table:table-row table:style-name="ro1">
          <table:table-cell office:value-type="float" office:value="0.2016667" calcext:value-type="float">
            <text:p>0.201667</text:p>
          </table:table-cell>
          <table:table-cell office:value-type="float" office:value="0.1220362" calcext:value-type="float">
            <text:p>0.122036</text:p>
          </table:table-cell>
          <table:table-cell office:value-type="float" office:value="-0.1267641" calcext:value-type="float">
            <text:p>-0.126764</text:p>
          </table:table-cell>
        </table:table-row>
        <table:table-row table:style-name="ro1">
          <table:table-cell office:value-type="float" office:value="0.2352778" calcext:value-type="float">
            <text:p>0.235278</text:p>
          </table:table-cell>
          <table:table-cell office:value-type="float" office:value="0.1224019" calcext:value-type="float">
            <text:p>0.122402</text:p>
          </table:table-cell>
          <table:table-cell office:value-type="float" office:value="-0.1267728" calcext:value-type="float">
            <text:p>-0.126773</text:p>
          </table:table-cell>
        </table:table-row>
        <table:table-row table:style-name="ro1">
          <table:table-cell office:value-type="float" office:value="0.2688889" calcext:value-type="float">
            <text:p>0.268889</text:p>
          </table:table-cell>
          <table:table-cell office:value-type="float" office:value="0.1207671" calcext:value-type="float">
            <text:p>0.120767</text:p>
          </table:table-cell>
          <table:table-cell office:value-type="float" office:value="-0.1280344" calcext:value-type="float">
            <text:p>-0.128034</text:p>
          </table:table-cell>
        </table:table-row>
        <table:table-row table:style-name="ro1">
          <table:table-cell office:value-type="float" office:value="0.3025" calcext:value-type="float">
            <text:p>0.302500</text:p>
          </table:table-cell>
          <table:table-cell office:value-type="float" office:value="0.1172444" calcext:value-type="float">
            <text:p>0.117244</text:p>
          </table:table-cell>
          <table:table-cell office:value-type="float" office:value="-0.1304003" calcext:value-type="float">
            <text:p>-0.130400</text:p>
          </table:table-cell>
        </table:table-row>
        <table:table-row table:style-name="ro1">
          <table:table-cell office:value-type="float" office:value="0.3361111" calcext:value-type="float">
            <text:p>0.336111</text:p>
          </table:table-cell>
          <table:table-cell office:value-type="float" office:value="0.1122779" calcext:value-type="float">
            <text:p>0.112278</text:p>
          </table:table-cell>
          <table:table-cell office:value-type="float" office:value="-0.1336855" calcext:value-type="float">
            <text:p>-0.133686</text:p>
          </table:table-cell>
        </table:table-row>
        <table:table-row table:style-name="ro1">
          <table:table-cell office:value-type="float" office:value="0.3697222" calcext:value-type="float">
            <text:p>0.369722</text:p>
          </table:table-cell>
          <table:table-cell office:value-type="float" office:value="0.1065162" calcext:value-type="float">
            <text:p>0.106516</text:p>
          </table:table-cell>
          <table:table-cell office:value-type="float" office:value="-0.1375269" calcext:value-type="float">
            <text:p>-0.137527</text:p>
          </table:table-cell>
        </table:table-row>
        <table:table-row table:style-name="ro1">
          <table:table-cell office:value-type="float" office:value="0.4033333" calcext:value-type="float">
            <text:p>0.403333</text:p>
          </table:table-cell>
          <table:table-cell office:value-type="float" office:value="0.1001217" calcext:value-type="float">
            <text:p>0.100122</text:p>
          </table:table-cell>
          <table:table-cell office:value-type="float" office:value="-0.1410097" calcext:value-type="float">
            <text:p>-0.141010</text:p>
          </table:table-cell>
        </table:table-row>
        <table:table-row table:style-name="ro1">
          <table:table-cell office:value-type="float" office:value="0.4369444" calcext:value-type="float">
            <text:p>0.436944</text:p>
          </table:table-cell>
          <table:table-cell office:value-type="float" office:value="0.09405987" calcext:value-type="float">
            <text:p>0.094060</text:p>
          </table:table-cell>
          <table:table-cell office:value-type="float" office:value="-0.1438995" calcext:value-type="float">
            <text:p>-0.143900</text:p>
          </table:table-cell>
        </table:table-row>
        <table:table-row table:style-name="ro1">
          <table:table-cell office:value-type="float" office:value="0.4705556" calcext:value-type="float">
            <text:p>0.470556</text:p>
          </table:table-cell>
          <table:table-cell office:value-type="float" office:value="0.08490132" calcext:value-type="float">
            <text:p>0.084901</text:p>
          </table:table-cell>
          <table:table-cell office:value-type="float" office:value="-0.1478657" calcext:value-type="float">
            <text:p>-0.147866</text:p>
          </table:table-cell>
        </table:table-row>
        <table:table-row table:style-name="ro1">
          <table:table-cell office:value-type="float" office:value="0.5041667" calcext:value-type="float">
            <text:p>0.504167</text:p>
          </table:table-cell>
          <table:table-cell office:value-type="float" office:value="0.0826734" calcext:value-type="float">
            <text:p>0.082673</text:p>
          </table:table-cell>
          <table:table-cell office:value-type="float" office:value="-0.1487091" calcext:value-type="float">
            <text:p>-0.148709</text:p>
          </table:table-cell>
        </table:table-row>
        <table:table-row table:style-name="ro1">
          <table:table-cell office:value-type="float" office:value="0.5377778" calcext:value-type="float">
            <text:p>0.537778</text:p>
          </table:table-cell>
          <table:table-cell office:value-type="float" office:value="0.08252216" calcext:value-type="float">
            <text:p>0.082522</text:p>
          </table:table-cell>
          <table:table-cell office:value-type="float" office:value="-0.1487497" calcext:value-type="float">
            <text:p>-0.148750</text:p>
          </table:table-cell>
        </table:table-row>
        <table:table-row table:style-name="ro1">
          <table:table-cell office:value-type="float" office:value="0.5713889" calcext:value-type="float">
            <text:p>0.571389</text:p>
          </table:table-cell>
          <table:table-cell office:value-type="float" office:value="0.0844925" calcext:value-type="float">
            <text:p>0.084493</text:p>
          </table:table-cell>
          <table:table-cell office:value-type="float" office:value="-0.1481825" calcext:value-type="float">
            <text:p>-0.148183</text:p>
          </table:table-cell>
        </table:table-row>
        <table:table-row table:style-name="ro1">
          <table:table-cell office:value-type="float" office:value="0.605" calcext:value-type="float">
            <text:p>0.605000</text:p>
          </table:table-cell>
          <table:table-cell office:value-type="float" office:value="0.0879828" calcext:value-type="float">
            <text:p>0.087983</text:p>
          </table:table-cell>
          <table:table-cell office:value-type="float" office:value="-0.1468896" calcext:value-type="float">
            <text:p>-0.146890</text:p>
          </table:table-cell>
        </table:table-row>
        <table:table-row table:style-name="ro1">
          <table:table-cell office:value-type="float" office:value="0.6386111" calcext:value-type="float">
            <text:p>0.638611</text:p>
          </table:table-cell>
          <table:table-cell office:value-type="float" office:value="0.09287953" calcext:value-type="float">
            <text:p>0.092880</text:p>
          </table:table-cell>
          <table:table-cell office:value-type="float" office:value="-0.1449451" calcext:value-type="float">
            <text:p>-0.144945</text:p>
          </table:table-cell>
        </table:table-row>
        <table:table-row table:style-name="ro1">
          <table:table-cell office:value-type="float" office:value="0.6722222" calcext:value-type="float">
            <text:p>0.672222</text:p>
          </table:table-cell>
          <table:table-cell office:value-type="float" office:value="0.0981327" calcext:value-type="float">
            <text:p>0.098133</text:p>
          </table:table-cell>
          <table:table-cell office:value-type="float" office:value="-0.1422629" calcext:value-type="float">
            <text:p>-0.142263</text:p>
          </table:table-cell>
        </table:table-row>
        <table:table-row table:style-name="ro1">
          <table:table-cell office:value-type="float" office:value="0.7058333" calcext:value-type="float">
            <text:p>0.705833</text:p>
          </table:table-cell>
          <table:table-cell office:value-type="float" office:value="0.1034577" calcext:value-type="float">
            <text:p>0.103458</text:p>
          </table:table-cell>
          <table:table-cell office:value-type="float" office:value="-0.1392098" calcext:value-type="float">
            <text:p>-0.139210</text:p>
          </table:table-cell>
        </table:table-row>
        <table:table-row table:style-name="ro1">
          <table:table-cell office:value-type="float" office:value="0.7394444" calcext:value-type="float">
            <text:p>0.739444</text:p>
          </table:table-cell>
          <table:table-cell office:value-type="float" office:value="0.1084019" calcext:value-type="float">
            <text:p>0.108402</text:p>
          </table:table-cell>
          <table:table-cell office:value-type="float" office:value="-0.1364733" calcext:value-type="float">
            <text:p>-0.136473</text:p>
          </table:table-cell>
        </table:table-row>
        <table:table-row table:style-name="ro1">
          <table:table-cell office:value-type="float" office:value="0.7730556" calcext:value-type="float">
            <text:p>0.773056</text:p>
          </table:table-cell>
          <table:table-cell office:value-type="float" office:value="0.1122659" calcext:value-type="float">
            <text:p>0.112266</text:p>
          </table:table-cell>
          <table:table-cell office:value-type="float" office:value="-0.1339711" calcext:value-type="float">
            <text:p>-0.133971</text:p>
          </table:table-cell>
        </table:table-row>
        <table:table-row table:style-name="ro1">
          <table:table-cell office:value-type="float" office:value="0.8066667" calcext:value-type="float">
            <text:p>0.806667</text:p>
          </table:table-cell>
          <table:table-cell office:value-type="float" office:value="0.1150036" calcext:value-type="float">
            <text:p>0.115004</text:p>
          </table:table-cell>
          <table:table-cell office:value-type="float" office:value="-0.13222" calcext:value-type="float">
            <text:p>-0.132220</text:p>
          </table:table-cell>
        </table:table-row>
        <table:table-row table:style-name="ro1">
          <table:table-cell office:value-type="float" office:value="0.8402778" calcext:value-type="float">
            <text:p>0.840278</text:p>
          </table:table-cell>
          <table:table-cell office:value-type="float" office:value="0.11635" calcext:value-type="float">
            <text:p>0.116350</text:p>
          </table:table-cell>
          <table:table-cell office:value-type="float" office:value="-0.1313639" calcext:value-type="float">
            <text:p>-0.131364</text:p>
          </table:table-cell>
        </table:table-row>
        <table:table-row table:style-name="ro1">
          <table:table-cell office:value-type="float" office:value="0.8738889" calcext:value-type="float">
            <text:p>0.873889</text:p>
          </table:table-cell>
          <table:table-cell office:value-type="float" office:value="0.1161695" calcext:value-type="float">
            <text:p>0.116170</text:p>
          </table:table-cell>
          <table:table-cell office:value-type="float" office:value="-0.1314208" calcext:value-type="float">
            <text:p>-0.131421</text:p>
          </table:table-cell>
        </table:table-row>
        <table:table-row table:style-name="ro1">
          <table:table-cell office:value-type="float" office:value="0.9075" calcext:value-type="float">
            <text:p>0.907500</text:p>
          </table:table-cell>
          <table:table-cell office:value-type="float" office:value="0.1146605" calcext:value-type="float">
            <text:p>0.114661</text:p>
          </table:table-cell>
          <table:table-cell office:value-type="float" office:value="-0.132447" calcext:value-type="float">
            <text:p>-0.132447</text:p>
          </table:table-cell>
        </table:table-row>
        <table:table-row table:style-name="ro1">
          <table:table-cell office:value-type="float" office:value="0.9411111" calcext:value-type="float">
            <text:p>0.941111</text:p>
          </table:table-cell>
          <table:table-cell office:value-type="float" office:value="0.1117747" calcext:value-type="float">
            <text:p>0.111775</text:p>
          </table:table-cell>
          <table:table-cell office:value-type="float" office:value="-0.1341684" calcext:value-type="float">
            <text:p>-0.134168</text:p>
          </table:table-cell>
        </table:table-row>
        <table:table-row table:style-name="ro1">
          <table:table-cell office:value-type="float" office:value="0.9747222" calcext:value-type="float">
            <text:p>0.974722</text:p>
          </table:table-cell>
          <table:table-cell office:value-type="float" office:value="0.1079816" calcext:value-type="float">
            <text:p>0.107982</text:p>
          </table:table-cell>
          <table:table-cell office:value-type="float" office:value="-0.1365343" calcext:value-type="float">
            <text:p>-0.136534</text:p>
          </table:table-cell>
        </table:table-row>
        <table:table-row table:style-name="ro1">
          <table:table-cell office:value-type="float" office:value="1.008333" calcext:value-type="float">
            <text:p>1.008333</text:p>
          </table:table-cell>
          <table:table-cell office:value-type="float" office:value="0.1035701" calcext:value-type="float">
            <text:p>0.103570</text:p>
          </table:table-cell>
          <table:table-cell office:value-type="float" office:value="-0.1391305" calcext:value-type="float">
            <text:p>-0.139131</text:p>
          </table:table-cell>
        </table:table-row>
        <table:table-row table:style-name="ro1">
          <table:table-cell office:value-type="float" office:value="1.041944" calcext:value-type="float">
            <text:p>1.041944</text:p>
          </table:table-cell>
          <table:table-cell office:value-type="float" office:value="0.09893961" calcext:value-type="float">
            <text:p>0.098940</text:p>
          </table:table-cell>
          <table:table-cell office:value-type="float" office:value="-0.1416788" calcext:value-type="float">
            <text:p>-0.141679</text:p>
          </table:table-cell>
        </table:table-row>
        <table:table-row table:style-name="ro1">
          <table:table-cell office:value-type="float" office:value="1.075556" calcext:value-type="float">
            <text:p>1.075556</text:p>
          </table:table-cell>
          <table:table-cell office:value-type="float" office:value="0.09465676" calcext:value-type="float">
            <text:p>0.094657</text:p>
          </table:table-cell>
          <table:table-cell office:value-type="float" office:value="-0.1436952" calcext:value-type="float">
            <text:p>-0.143695</text:p>
          </table:table-cell>
        </table:table-row>
        <table:table-row table:style-name="ro1">
          <table:table-cell office:value-type="float" office:value="1.109167" calcext:value-type="float">
            <text:p>1.109167</text:p>
          </table:table-cell>
          <table:table-cell office:value-type="float" office:value="0.09118537" calcext:value-type="float">
            <text:p>0.091185</text:p>
          </table:table-cell>
          <table:table-cell office:value-type="float" office:value="-0.1453872" calcext:value-type="float">
            <text:p>-0.145387</text:p>
          </table:table-cell>
        </table:table-row>
        <table:table-row table:style-name="ro1">
          <table:table-cell office:value-type="float" office:value="1.142778" calcext:value-type="float">
            <text:p>1.142778</text:p>
          </table:table-cell>
          <table:table-cell office:value-type="float" office:value="0.08880426" calcext:value-type="float">
            <text:p>0.088804</text:p>
          </table:table-cell>
          <table:table-cell office:value-type="float" office:value="-0.1464254" calcext:value-type="float">
            <text:p>-0.146425</text:p>
          </table:table-cell>
        </table:table-row>
        <table:table-row table:style-name="ro1">
          <table:table-cell office:value-type="float" office:value="1.176389" calcext:value-type="float">
            <text:p>1.176389</text:p>
          </table:table-cell>
          <table:table-cell office:value-type="float" office:value="0.08766934" calcext:value-type="float">
            <text:p>0.087669</text:p>
          </table:table-cell>
          <table:table-cell office:value-type="float" office:value="-0.1467996" calcext:value-type="float">
            <text:p>-0.146800</text:p>
          </table:table-cell>
        </table:table-row>
        <table:table-row table:style-name="ro1">
          <table:table-cell office:value-type="float" office:value="1.21" calcext:value-type="float">
            <text:p>1.210000</text:p>
          </table:table-cell>
          <table:table-cell office:value-type="float" office:value="0.08807704" calcext:value-type="float">
            <text:p>0.088077</text:p>
          </table:table-cell>
          <table:table-cell office:value-type="float" office:value="-0.1468332" calcext:value-type="float">
            <text:p>-0.146833</text:p>
          </table:table-cell>
        </table:table-row>
        <table:table-row table:style-name="ro1">
          <table:table-cell office:value-type="float" office:value="1.243611" calcext:value-type="float">
            <text:p>1.243611</text:p>
          </table:table-cell>
          <table:table-cell office:value-type="float" office:value="0.08982198" calcext:value-type="float">
            <text:p>0.089822</text:p>
          </table:table-cell>
          <table:table-cell office:value-type="float" office:value="-0.1462605" calcext:value-type="float">
            <text:p>-0.146261</text:p>
          </table:table-cell>
        </table:table-row>
        <table:table-row table:style-name="ro1">
          <table:table-cell office:value-type="float" office:value="1.277222" calcext:value-type="float">
            <text:p>1.277222</text:p>
          </table:table-cell>
          <table:table-cell office:value-type="float" office:value="0.09263558" calcext:value-type="float">
            <text:p>0.092636</text:p>
          </table:table-cell>
          <table:table-cell office:value-type="float" office:value="-0.1451035" calcext:value-type="float">
            <text:p>-0.145104</text:p>
          </table:table-cell>
        </table:table-row>
        <table:table-row table:style-name="ro1">
          <table:table-cell office:value-type="float" office:value="1.310833" calcext:value-type="float">
            <text:p>1.310833</text:p>
          </table:table-cell>
          <table:table-cell office:value-type="float" office:value="0.0962273" calcext:value-type="float">
            <text:p>0.096227</text:p>
          </table:table-cell>
          <table:table-cell office:value-type="float" office:value="-0.1434968" calcext:value-type="float">
            <text:p>-0.143497</text:p>
          </table:table-cell>
        </table:table-row>
        <table:table-row table:style-name="ro1">
          <table:table-cell office:value-type="float" office:value="1.344444" calcext:value-type="float">
            <text:p>1.344444</text:p>
          </table:table-cell>
          <table:table-cell office:value-type="float" office:value="0.1003421" calcext:value-type="float">
            <text:p>0.100342</text:p>
          </table:table-cell>
          <table:table-cell office:value-type="float" office:value="-0.1413766" calcext:value-type="float">
            <text:p>-0.141377</text:p>
          </table:table-cell>
        </table:table-row>
        <table:table-row table:style-name="ro1">
          <table:table-cell office:value-type="float" office:value="1.378056" calcext:value-type="float">
            <text:p>1.378056</text:p>
          </table:table-cell>
          <table:table-cell office:value-type="float" office:value="0.1042895" calcext:value-type="float">
            <text:p>0.104290</text:p>
          </table:table-cell>
          <table:table-cell office:value-type="float" office:value="-0.1392003" calcext:value-type="float">
            <text:p>-0.139200</text:p>
          </table:table-cell>
        </table:table-row>
        <table:table-row table:style-name="ro1">
          <table:table-cell office:value-type="float" office:value="1.411667" calcext:value-type="float">
            <text:p>1.411667</text:p>
          </table:table-cell>
          <table:table-cell office:value-type="float" office:value="0.1077627" calcext:value-type="float">
            <text:p>0.107763</text:p>
          </table:table-cell>
          <table:table-cell office:value-type="float" office:value="-0.1371857" calcext:value-type="float">
            <text:p>-0.137186</text:p>
          </table:table-cell>
        </table:table-row>
        <table:table-row table:style-name="ro1">
          <table:table-cell office:value-type="float" office:value="1.445278" calcext:value-type="float">
            <text:p>1.445278</text:p>
          </table:table-cell>
          <table:table-cell office:value-type="float" office:value="0.1104392" calcext:value-type="float">
            <text:p>0.110439</text:p>
          </table:table-cell>
          <table:table-cell office:value-type="float" office:value="-0.1355069" calcext:value-type="float">
            <text:p>-0.135507</text:p>
          </table:table-cell>
        </table:table-row>
        <table:table-row table:style-name="ro1">
          <table:table-cell office:value-type="float" office:value="1.478889" calcext:value-type="float">
            <text:p>1.478889</text:p>
          </table:table-cell>
          <table:table-cell office:value-type="float" office:value="0.1121302" calcext:value-type="float">
            <text:p>0.112130</text:p>
          </table:table-cell>
          <table:table-cell office:value-type="float" office:value="-0.1343637" calcext:value-type="float">
            <text:p>-0.134364</text:p>
          </table:table-cell>
        </table:table-row>
        <table:table-row table:style-name="ro1">
          <table:table-cell office:value-type="float" office:value="1.5125" calcext:value-type="float">
            <text:p>1.512500</text:p>
          </table:table-cell>
          <table:table-cell office:value-type="float" office:value="0.1127417" calcext:value-type="float">
            <text:p>0.112742</text:p>
          </table:table-cell>
          <table:table-cell office:value-type="float" office:value="-0.1338214" calcext:value-type="float">
            <text:p>-0.133821</text:p>
          </table:table-cell>
        </table:table-row>
        <table:table-row table:style-name="ro1">
          <table:table-cell office:value-type="float" office:value="1.546111" calcext:value-type="float">
            <text:p>1.546111</text:p>
          </table:table-cell>
          <table:table-cell office:value-type="float" office:value="0.1123282" calcext:value-type="float">
            <text:p>0.112328</text:p>
          </table:table-cell>
          <table:table-cell office:value-type="float" office:value="-0.1340996" calcext:value-type="float">
            <text:p>-0.134100</text:p>
          </table:table-cell>
        </table:table-row>
        <table:table-row table:style-name="ro1">
          <table:table-cell office:value-type="float" office:value="1.579722" calcext:value-type="float">
            <text:p>1.579722</text:p>
          </table:table-cell>
          <table:table-cell office:value-type="float" office:value="0.1109068" calcext:value-type="float">
            <text:p>0.110907</text:p>
          </table:table-cell>
          <table:table-cell office:value-type="float" office:value="-0.1350297" calcext:value-type="float">
            <text:p>-0.135030</text:p>
          </table:table-cell>
        </table:table-row>
        <table:table-row table:style-name="ro1">
          <table:table-cell office:value-type="float" office:value="1.613333" calcext:value-type="float">
            <text:p>1.613333</text:p>
          </table:table-cell>
          <table:table-cell office:value-type="float" office:value="0.1084524" calcext:value-type="float">
            <text:p>0.108452</text:p>
          </table:table-cell>
          <table:table-cell office:value-type="float" office:value="-0.1364965" calcext:value-type="float">
            <text:p>-0.136497</text:p>
          </table:table-cell>
        </table:table-row>
        <table:table-row table:style-name="ro1">
          <table:table-cell office:value-type="float" office:value="1.646944" calcext:value-type="float">
            <text:p>1.646944</text:p>
          </table:table-cell>
          <table:table-cell office:value-type="float" office:value="0.1053344" calcext:value-type="float">
            <text:p>0.105334</text:p>
          </table:table-cell>
          <table:table-cell office:value-type="float" office:value="-0.1383445" calcext:value-type="float">
            <text:p>-0.138345</text:p>
          </table:table-cell>
        </table:table-row>
        <table:table-row table:style-name="ro1">
          <table:table-cell office:value-type="float" office:value="1.680556" calcext:value-type="float">
            <text:p>1.680556</text:p>
          </table:table-cell>
          <table:table-cell office:value-type="float" office:value="0.1018256" calcext:value-type="float">
            <text:p>0.101826</text:p>
          </table:table-cell>
          <table:table-cell office:value-type="float" office:value="-0.1402704" calcext:value-type="float">
            <text:p>-0.140270</text:p>
          </table:table-cell>
        </table:table-row>
        <table:table-row table:style-name="ro1">
          <table:table-cell office:value-type="float" office:value="1.714167" calcext:value-type="float">
            <text:p>1.714167</text:p>
          </table:table-cell>
          <table:table-cell office:value-type="float" office:value="0.09833592" calcext:value-type="float">
            <text:p>0.098336</text:p>
          </table:table-cell>
          <table:table-cell office:value-type="float" office:value="-0.1420869" calcext:value-type="float">
            <text:p>-0.142087</text:p>
          </table:table-cell>
        </table:table-row>
        <table:table-row table:style-name="ro1">
          <table:table-cell office:value-type="float" office:value="1.747778" calcext:value-type="float">
            <text:p>1.747778</text:p>
          </table:table-cell>
          <table:table-cell office:value-type="float" office:value="0.09511498" calcext:value-type="float">
            <text:p>0.095115</text:p>
          </table:table-cell>
          <table:table-cell office:value-type="float" office:value="-0.1436751" calcext:value-type="float">
            <text:p>-0.143675</text:p>
          </table:table-cell>
        </table:table-row>
        <table:table-row table:style-name="ro1">
          <table:table-cell office:value-type="float" office:value="1.781389" calcext:value-type="float">
            <text:p>1.781389</text:p>
          </table:table-cell>
          <table:table-cell office:value-type="float" office:value="0.09258712" calcext:value-type="float">
            <text:p>0.092587</text:p>
          </table:table-cell>
          <table:table-cell office:value-type="float" office:value="-0.144846" calcext:value-type="float">
            <text:p>-0.144846</text:p>
          </table:table-cell>
        </table:table-row>
        <table:table-row table:style-name="ro1">
          <table:table-cell office:value-type="float" office:value="1.815" calcext:value-type="float">
            <text:p>1.815000</text:p>
          </table:table-cell>
          <table:table-cell office:value-type="float" office:value="0.09090321" calcext:value-type="float">
            <text:p>0.090903</text:p>
          </table:table-cell>
          <table:table-cell office:value-type="float" office:value="-0.145539" calcext:value-type="float">
            <text:p>-0.145539</text:p>
          </table:table-cell>
        </table:table-row>
        <table:table-row table:style-name="ro1">
          <table:table-cell office:value-type="float" office:value="1.848611" calcext:value-type="float">
            <text:p>1.848611</text:p>
          </table:table-cell>
          <table:table-cell office:value-type="float" office:value="0.0903692" calcext:value-type="float">
            <text:p>0.090369</text:p>
          </table:table-cell>
          <table:table-cell office:value-type="float" office:value="-0.1456931" calcext:value-type="float">
            <text:p>-0.145693</text:p>
          </table:table-cell>
        </table:table-row>
        <table:table-row table:style-name="ro1">
          <table:table-cell office:value-type="float" office:value="1.882222" calcext:value-type="float">
            <text:p>1.882222</text:p>
          </table:table-cell>
          <table:table-cell office:value-type="float" office:value="0.09096906" calcext:value-type="float">
            <text:p>0.090969</text:p>
          </table:table-cell>
          <table:table-cell office:value-type="float" office:value="-0.1454392" calcext:value-type="float">
            <text:p>-0.145439</text:p>
          </table:table-cell>
        </table:table-row>
        <table:table-row table:style-name="ro1">
          <table:table-cell office:value-type="float" office:value="1.915833" calcext:value-type="float">
            <text:p>1.915833</text:p>
          </table:table-cell>
          <table:table-cell office:value-type="float" office:value="0.09254628" calcext:value-type="float">
            <text:p>0.092546</text:p>
          </table:table-cell>
          <table:table-cell office:value-type="float" office:value="-0.1446663" calcext:value-type="float">
            <text:p>-0.144666</text:p>
          </table:table-cell>
        </table:table-row>
        <table:table-row table:style-name="ro1">
          <table:table-cell office:value-type="float" office:value="1.949444" calcext:value-type="float">
            <text:p>1.949444</text:p>
          </table:table-cell>
          <table:table-cell office:value-type="float" office:value="0.09496709" calcext:value-type="float">
            <text:p>0.094967</text:p>
          </table:table-cell>
          <table:table-cell office:value-type="float" office:value="-0.1435572" calcext:value-type="float">
            <text:p>-0.143557</text:p>
          </table:table-cell>
        </table:table-row>
        <table:table-row table:style-name="ro1">
          <table:table-cell office:value-type="float" office:value="1.983056" calcext:value-type="float">
            <text:p>1.983056</text:p>
          </table:table-cell>
          <table:table-cell office:value-type="float" office:value="0.09804162" calcext:value-type="float">
            <text:p>0.098042</text:p>
          </table:table-cell>
          <table:table-cell office:value-type="float" office:value="-0.1421115" calcext:value-type="float">
            <text:p>-0.142112</text:p>
          </table:table-cell>
        </table:table-row>
        <table:table-row table:style-name="ro1">
          <table:table-cell office:value-type="float" office:value="2.016667" calcext:value-type="float">
            <text:p>2.016667</text:p>
          </table:table-cell>
          <table:table-cell office:value-type="float" office:value="0.1012637" calcext:value-type="float">
            <text:p>0.101264</text:p>
          </table:table-cell>
          <table:table-cell office:value-type="float" office:value="-0.1403863" calcext:value-type="float">
            <text:p>-0.140386</text:p>
          </table:table-cell>
        </table:table-row>
        <table:table-row table:style-name="ro1">
          <table:table-cell office:value-type="float" office:value="2.050278" calcext:value-type="float">
            <text:p>2.050278</text:p>
          </table:table-cell>
          <table:table-cell office:value-type="float" office:value="0.1044701" calcext:value-type="float">
            <text:p>0.104470</text:p>
          </table:table-cell>
          <table:table-cell office:value-type="float" office:value="-0.1385731" calcext:value-type="float">
            <text:p>-0.138573</text:p>
          </table:table-cell>
        </table:table-row>
        <table:table-row table:style-name="ro1">
          <table:table-cell office:value-type="float" office:value="2.083889" calcext:value-type="float">
            <text:p>2.083889</text:p>
          </table:table-cell>
          <table:table-cell office:value-type="float" office:value="0.1071872" calcext:value-type="float">
            <text:p>0.107187</text:p>
          </table:table-cell>
          <table:table-cell office:value-type="float" office:value="-0.1369961" calcext:value-type="float">
            <text:p>-0.136996</text:p>
          </table:table-cell>
        </table:table-row>
        <table:table-row table:style-name="ro1">
          <table:table-cell office:value-type="float" office:value="2.1175" calcext:value-type="float">
            <text:p>2.117500</text:p>
          </table:table-cell>
          <table:table-cell office:value-type="float" office:value="0.1091776" calcext:value-type="float">
            <text:p>0.109178</text:p>
          </table:table-cell>
          <table:table-cell office:value-type="float" office:value="-0.1357719" calcext:value-type="float">
            <text:p>-0.135772</text:p>
          </table:table-cell>
        </table:table-row>
        <table:table-row table:style-name="ro1">
          <table:table-cell office:value-type="float" office:value="2.151111" calcext:value-type="float">
            <text:p>2.151111</text:p>
          </table:table-cell>
          <table:table-cell office:value-type="float" office:value="0.1102163" calcext:value-type="float">
            <text:p>0.110216</text:p>
          </table:table-cell>
          <table:table-cell office:value-type="float" office:value="-0.1350593" calcext:value-type="float">
            <text:p>-0.135059</text:p>
          </table:table-cell>
        </table:table-row>
        <table:table-row table:style-name="ro1">
          <table:table-cell office:value-type="float" office:value="2.184722" calcext:value-type="float">
            <text:p>2.184722</text:p>
          </table:table-cell>
          <table:table-cell office:value-type="float" office:value="0.1104314" calcext:value-type="float">
            <text:p>0.110431</text:p>
          </table:table-cell>
          <table:table-cell office:value-type="float" office:value="-0.1348926" calcext:value-type="float">
            <text:p>-0.134893</text:p>
          </table:table-cell>
        </table:table-row>
        <table:table-row table:style-name="ro1">
          <table:table-cell office:value-type="float" office:value="2.218333" calcext:value-type="float">
            <text:p>2.218333</text:p>
          </table:table-cell>
          <table:table-cell office:value-type="float" office:value="0.1097008" calcext:value-type="float">
            <text:p>0.109701</text:p>
          </table:table-cell>
          <table:table-cell office:value-type="float" office:value="-0.1353463" calcext:value-type="float">
            <text:p>-0.135346</text:p>
          </table:table-cell>
        </table:table-row>
        <table:table-row table:style-name="ro1">
          <table:table-cell office:value-type="float" office:value="2.251944" calcext:value-type="float">
            <text:p>2.251944</text:p>
          </table:table-cell>
          <table:table-cell office:value-type="float" office:value="0.1082632" calcext:value-type="float">
            <text:p>0.108263</text:p>
          </table:table-cell>
          <table:table-cell office:value-type="float" office:value="-0.1363509" calcext:value-type="float">
            <text:p>-0.136351</text:p>
          </table:table-cell>
        </table:table-row>
        <table:table-row table:style-name="ro1">
          <table:table-cell office:value-type="float" office:value="2.285556" calcext:value-type="float">
            <text:p>2.285556</text:p>
          </table:table-cell>
          <table:table-cell office:value-type="float" office:value="0.1061255" calcext:value-type="float">
            <text:p>0.106126</text:p>
          </table:table-cell>
          <table:table-cell office:value-type="float" office:value="-0.1376603" calcext:value-type="float">
            <text:p>-0.137660</text:p>
          </table:table-cell>
        </table:table-row>
        <table:table-row table:style-name="ro1">
          <table:table-cell office:value-type="float" office:value="2.319167" calcext:value-type="float">
            <text:p>2.319167</text:p>
          </table:table-cell>
          <table:table-cell office:value-type="float" office:value="0.1035798" calcext:value-type="float">
            <text:p>0.103580</text:p>
          </table:table-cell>
          <table:table-cell office:value-type="float" office:value="-0.1391292" calcext:value-type="float">
            <text:p>-0.139129</text:p>
          </table:table-cell>
        </table:table-row>
        <table:table-row table:style-name="ro1">
          <table:table-cell office:value-type="float" office:value="2.352778" calcext:value-type="float">
            <text:p>2.352778</text:p>
          </table:table-cell>
          <table:table-cell office:value-type="float" office:value="0.1007347" calcext:value-type="float">
            <text:p>0.100735</text:p>
          </table:table-cell>
          <table:table-cell office:value-type="float" office:value="-0.1407428" calcext:value-type="float">
            <text:p>-0.140743</text:p>
          </table:table-cell>
        </table:table-row>
        <table:table-row table:style-name="ro1">
          <table:table-cell office:value-type="float" office:value="2.386389" calcext:value-type="float">
            <text:p>2.386389</text:p>
          </table:table-cell>
          <table:table-cell office:value-type="float" office:value="0.09786617" calcext:value-type="float">
            <text:p>0.097866</text:p>
          </table:table-cell>
          <table:table-cell office:value-type="float" office:value="-0.1422539" calcext:value-type="float">
            <text:p>-0.142254</text:p>
          </table:table-cell>
        </table:table-row>
        <table:table-row table:style-name="ro1">
          <table:table-cell office:value-type="float" office:value="2.42" calcext:value-type="float">
            <text:p>2.420000</text:p>
          </table:table-cell>
          <table:table-cell office:value-type="float" office:value="0.09535826" calcext:value-type="float">
            <text:p>0.095358</text:p>
          </table:table-cell>
          <table:table-cell office:value-type="float" office:value="-0.1433219" calcext:value-type="float">
            <text:p>-0.143322</text:p>
          </table:table-cell>
        </table:table-row>
        <table:table-row table:style-name="ro1">
          <table:table-cell office:value-type="float" office:value="2.453611" calcext:value-type="float">
            <text:p>2.453611</text:p>
          </table:table-cell>
          <table:table-cell office:value-type="float" office:value="0.09360766" calcext:value-type="float">
            <text:p>0.093608</text:p>
          </table:table-cell>
          <table:table-cell office:value-type="float" office:value="-0.1442939" calcext:value-type="float">
            <text:p>-0.144294</text:p>
          </table:table-cell>
        </table:table-row>
        <table:table-row table:style-name="ro1">
          <table:table-cell office:value-type="float" office:value="2.487222" calcext:value-type="float">
            <text:p>2.487222</text:p>
          </table:table-cell>
          <table:table-cell office:value-type="float" office:value="0.09259102" calcext:value-type="float">
            <text:p>0.092591</text:p>
          </table:table-cell>
          <table:table-cell office:value-type="float" office:value="-0.1447758" calcext:value-type="float">
            <text:p>-0.144776</text:p>
          </table:table-cell>
        </table:table-row>
        <table:table-row table:style-name="ro1">
          <table:table-cell office:value-type="float" office:value="2.520833" calcext:value-type="float">
            <text:p>2.520833</text:p>
          </table:table-cell>
          <table:table-cell office:value-type="float" office:value="0.09250709" calcext:value-type="float">
            <text:p>0.092507</text:p>
          </table:table-cell>
          <table:table-cell office:value-type="float" office:value="-0.1447" calcext:value-type="float">
            <text:p>-0.144700</text:p>
          </table:table-cell>
        </table:table-row>
        <table:table-row table:style-name="ro1">
          <table:table-cell office:value-type="float" office:value="2.554444" calcext:value-type="float">
            <text:p>2.554444</text:p>
          </table:table-cell>
          <table:table-cell office:value-type="float" office:value="0.09325028" calcext:value-type="float">
            <text:p>0.093250</text:p>
          </table:table-cell>
          <table:table-cell office:value-type="float" office:value="-0.144371" calcext:value-type="float">
            <text:p>-0.144371</text:p>
          </table:table-cell>
        </table:table-row>
        <table:table-row table:style-name="ro1">
          <table:table-cell office:value-type="float" office:value="2.588056" calcext:value-type="float">
            <text:p>2.588056</text:p>
          </table:table-cell>
          <table:table-cell office:value-type="float" office:value="0.09482109" calcext:value-type="float">
            <text:p>0.094821</text:p>
          </table:table-cell>
          <table:table-cell office:value-type="float" office:value="-0.1436935" calcext:value-type="float">
            <text:p>-0.143694</text:p>
          </table:table-cell>
        </table:table-row>
        <table:table-row table:style-name="ro1">
          <table:table-cell office:value-type="float" office:value="2.621667" calcext:value-type="float">
            <text:p>2.621667</text:p>
          </table:table-cell>
          <table:table-cell office:value-type="float" office:value="0.09699218" calcext:value-type="float">
            <text:p>0.096992</text:p>
          </table:table-cell>
          <table:table-cell office:value-type="float" office:value="-0.1426678" calcext:value-type="float">
            <text:p>-0.142668</text:p>
          </table:table-cell>
        </table:table-row>
        <table:table-row table:style-name="ro1">
          <table:table-cell office:value-type="float" office:value="2.655278" calcext:value-type="float">
            <text:p>2.655278</text:p>
          </table:table-cell>
          <table:table-cell office:value-type="float" office:value="0.09947705" calcext:value-type="float">
            <text:p>0.099477</text:p>
          </table:table-cell>
          <table:table-cell office:value-type="float" office:value="-0.1414609" calcext:value-type="float">
            <text:p>-0.141461</text:p>
          </table:table-cell>
        </table:table-row>
        <table:table-row table:style-name="ro1">
          <table:table-cell office:value-type="float" office:value="2.688889" calcext:value-type="float">
            <text:p>2.688889</text:p>
          </table:table-cell>
          <table:table-cell office:value-type="float" office:value="0.1021303" calcext:value-type="float">
            <text:p>0.102130</text:p>
          </table:table-cell>
          <table:table-cell office:value-type="float" office:value="-0.1402143" calcext:value-type="float">
            <text:p>-0.140214</text:p>
          </table:table-cell>
        </table:table-row>
        <table:table-row table:style-name="ro1">
          <table:table-cell office:value-type="float" office:value="2.7225" calcext:value-type="float">
            <text:p>2.722500</text:p>
          </table:table-cell>
          <table:table-cell office:value-type="float" office:value="0.1044848" calcext:value-type="float">
            <text:p>0.104485</text:p>
          </table:table-cell>
          <table:table-cell office:value-type="float" office:value="-0.1388355" calcext:value-type="float">
            <text:p>-0.138836</text:p>
          </table:table-cell>
        </table:table-row>
        <table:table-row table:style-name="ro1">
          <table:table-cell office:value-type="float" office:value="2.756111" calcext:value-type="float">
            <text:p>2.756111</text:p>
          </table:table-cell>
          <table:table-cell office:value-type="float" office:value="0.1065175" calcext:value-type="float">
            <text:p>0.106518</text:p>
          </table:table-cell>
          <table:table-cell office:value-type="float" office:value="-0.137809" calcext:value-type="float">
            <text:p>-0.137809</text:p>
          </table:table-cell>
        </table:table-row>
        <table:table-row table:style-name="ro1">
          <table:table-cell office:value-type="float" office:value="2.789722" calcext:value-type="float">
            <text:p>2.789722</text:p>
          </table:table-cell>
          <table:table-cell office:value-type="float" office:value="0.1078027" calcext:value-type="float">
            <text:p>0.107803</text:p>
          </table:table-cell>
          <table:table-cell office:value-type="float" office:value="-0.1369182" calcext:value-type="float">
            <text:p>-0.136918</text:p>
          </table:table-cell>
        </table:table-row>
        <table:table-row table:style-name="ro1">
          <table:table-cell office:value-type="float" office:value="2.823333" calcext:value-type="float">
            <text:p>2.823333</text:p>
          </table:table-cell>
          <table:table-cell office:value-type="float" office:value="0.108345" calcext:value-type="float">
            <text:p>0.108345</text:p>
          </table:table-cell>
          <table:table-cell office:value-type="float" office:value="-0.1365512" calcext:value-type="float">
            <text:p>-0.136551</text:p>
          </table:table-cell>
        </table:table-row>
        <table:table-row table:style-name="ro1">
          <table:table-cell office:value-type="float" office:value="2.856944" calcext:value-type="float">
            <text:p>2.856944</text:p>
          </table:table-cell>
          <table:table-cell office:value-type="float" office:value="0.1081973" calcext:value-type="float">
            <text:p>0.108197</text:p>
          </table:table-cell>
          <table:table-cell office:value-type="float" office:value="-0.1365907" calcext:value-type="float">
            <text:p>-0.136591</text:p>
          </table:table-cell>
        </table:table-row>
        <table:table-row table:style-name="ro1">
          <table:table-cell office:value-type="float" office:value="2.890556" calcext:value-type="float">
            <text:p>2.890556</text:p>
          </table:table-cell>
          <table:table-cell office:value-type="float" office:value="0.1073543" calcext:value-type="float">
            <text:p>0.107354</text:p>
          </table:table-cell>
          <table:table-cell office:value-type="float" office:value="-0.1372372" calcext:value-type="float">
            <text:p>-0.137237</text:p>
          </table:table-cell>
        </table:table-row>
        <table:table-row table:style-name="ro1">
          <table:table-cell office:value-type="float" office:value="2.924167" calcext:value-type="float">
            <text:p>2.924167</text:p>
          </table:table-cell>
          <table:table-cell office:value-type="float" office:value="0.1058176" calcext:value-type="float">
            <text:p>0.105818</text:p>
          </table:table-cell>
          <table:table-cell office:value-type="float" office:value="-0.1381402" calcext:value-type="float">
            <text:p>-0.138140</text:p>
          </table:table-cell>
        </table:table-row>
        <table:table-row table:style-name="ro1">
          <table:table-cell office:value-type="float" office:value="2.957778" calcext:value-type="float">
            <text:p>2.957778</text:p>
          </table:table-cell>
          <table:table-cell office:value-type="float" office:value="0.1039225" calcext:value-type="float">
            <text:p>0.103923</text:p>
          </table:table-cell>
          <table:table-cell office:value-type="float" office:value="-0.139202" calcext:value-type="float">
            <text:p>-0.139202</text:p>
          </table:table-cell>
        </table:table-row>
        <table:table-row table:style-name="ro1">
          <table:table-cell office:value-type="float" office:value="2.991389" calcext:value-type="float">
            <text:p>2.991389</text:p>
          </table:table-cell>
          <table:table-cell office:value-type="float" office:value="0.1017367" calcext:value-type="float">
            <text:p>0.101737</text:p>
          </table:table-cell>
          <table:table-cell office:value-type="float" office:value="-0.1404004" calcext:value-type="float">
            <text:p>-0.140400</text:p>
          </table:table-cell>
        </table:table-row>
        <table:table-row table:style-name="ro1">
          <table:table-cell office:value-type="float" office:value="3.025" calcext:value-type="float">
            <text:p>3.025000</text:p>
          </table:table-cell>
          <table:table-cell office:value-type="float" office:value="0.0994557" calcext:value-type="float">
            <text:p>0.099456</text:p>
          </table:table-cell>
          <table:table-cell office:value-type="float" office:value="-0.1416105" calcext:value-type="float">
            <text:p>-0.141611</text:p>
          </table:table-cell>
        </table:table-row>
        <table:table-row table:style-name="ro1">
          <table:table-cell office:value-type="float" office:value="3.058611" calcext:value-type="float">
            <text:p>3.058611</text:p>
          </table:table-cell>
          <table:table-cell office:value-type="float" office:value="0.09734054" calcext:value-type="float">
            <text:p>0.097341</text:p>
          </table:table-cell>
          <table:table-cell office:value-type="float" office:value="-0.1427568" calcext:value-type="float">
            <text:p>-0.142757</text:p>
          </table:table-cell>
        </table:table-row>
        <table:table-row table:style-name="ro1">
          <table:table-cell office:value-type="float" office:value="3.092222" calcext:value-type="float">
            <text:p>3.092222</text:p>
          </table:table-cell>
          <table:table-cell office:value-type="float" office:value="0.09567968" calcext:value-type="float">
            <text:p>0.095680</text:p>
          </table:table-cell>
          <table:table-cell office:value-type="float" office:value="-0.1435423" calcext:value-type="float">
            <text:p>-0.143542</text:p>
          </table:table-cell>
        </table:table-row>
        <table:table-row table:style-name="ro1">
          <table:table-cell office:value-type="float" office:value="3.125833" calcext:value-type="float">
            <text:p>3.125833</text:p>
          </table:table-cell>
          <table:table-cell office:value-type="float" office:value="0.09456582" calcext:value-type="float">
            <text:p>0.094566</text:p>
          </table:table-cell>
          <table:table-cell office:value-type="float" office:value="-0.1441973" calcext:value-type="float">
            <text:p>-0.144197</text:p>
          </table:table-cell>
        </table:table-row>
        <table:table-row table:style-name="ro1">
          <table:table-cell office:value-type="float" office:value="3.159444" calcext:value-type="float">
            <text:p>3.159444</text:p>
          </table:table-cell>
          <table:table-cell office:value-type="float" office:value="0.09402727" calcext:value-type="float">
            <text:p>0.094027</text:p>
          </table:table-cell>
          <table:table-cell office:value-type="float" office:value="-0.1444077" calcext:value-type="float">
            <text:p>-0.144408</text:p>
          </table:table-cell>
        </table:table-row>
        <table:table-row table:style-name="ro1">
          <table:table-cell office:value-type="float" office:value="3.193056" calcext:value-type="float">
            <text:p>3.193056</text:p>
          </table:table-cell>
          <table:table-cell office:value-type="float" office:value="0.09433773" calcext:value-type="float">
            <text:p>0.094338</text:p>
          </table:table-cell>
          <table:table-cell office:value-type="float" office:value="-0.144374" calcext:value-type="float">
            <text:p>-0.144374</text:p>
          </table:table-cell>
        </table:table-row>
        <table:table-row table:style-name="ro1">
          <table:table-cell office:value-type="float" office:value="3.226667" calcext:value-type="float">
            <text:p>3.226667</text:p>
          </table:table-cell>
          <table:table-cell office:value-type="float" office:value="0.09526936" calcext:value-type="float">
            <text:p>0.095269</text:p>
          </table:table-cell>
          <table:table-cell office:value-type="float" office:value="-0.1439739" calcext:value-type="float">
            <text:p>-0.143974</text:p>
          </table:table-cell>
        </table:table-row>
        <table:table-row table:style-name="ro1">
          <table:table-cell office:value-type="float" office:value="3.260278" calcext:value-type="float">
            <text:p>3.260278</text:p>
          </table:table-cell>
          <table:table-cell office:value-type="float" office:value="0.09676759" calcext:value-type="float">
            <text:p>0.096768</text:p>
          </table:table-cell>
          <table:table-cell office:value-type="float" office:value="-0.1431522" calcext:value-type="float">
            <text:p>-0.143152</text:p>
          </table:table-cell>
        </table:table-row>
        <table:table-row table:style-name="ro1">
          <table:table-cell office:value-type="float" office:value="3.293889" calcext:value-type="float">
            <text:p>3.293889</text:p>
          </table:table-cell>
          <table:table-cell office:value-type="float" office:value="0.09859131" calcext:value-type="float">
            <text:p>0.098591</text:p>
          </table:table-cell>
          <table:table-cell office:value-type="float" office:value="-0.1421213" calcext:value-type="float">
            <text:p>-0.142121</text:p>
          </table:table-cell>
        </table:table-row>
        <table:table-row table:style-name="ro1">
          <table:table-cell office:value-type="float" office:value="3.3275" calcext:value-type="float">
            <text:p>3.327500</text:p>
          </table:table-cell>
          <table:table-cell office:value-type="float" office:value="0.1007029" calcext:value-type="float">
            <text:p>0.100703</text:p>
          </table:table-cell>
          <table:table-cell office:value-type="float" office:value="-0.1410287" calcext:value-type="float">
            <text:p>-0.141029</text:p>
          </table:table-cell>
        </table:table-row>
        <table:table-row table:style-name="ro1">
          <table:table-cell office:value-type="float" office:value="3.361111" calcext:value-type="float">
            <text:p>3.361111</text:p>
          </table:table-cell>
          <table:table-cell office:value-type="float" office:value="0.1026135" calcext:value-type="float">
            <text:p>0.102614</text:p>
          </table:table-cell>
          <table:table-cell office:value-type="float" office:value="-0.1398959" calcext:value-type="float">
            <text:p>-0.139896</text:p>
          </table:table-cell>
        </table:table-row>
        <table:table-row table:style-name="ro1">
          <table:table-cell office:value-type="float" office:value="3.394722" calcext:value-type="float">
            <text:p>3.394722</text:p>
          </table:table-cell>
          <table:table-cell office:value-type="float" office:value="0.1045127" calcext:value-type="float">
            <text:p>0.104513</text:p>
          </table:table-cell>
          <table:table-cell office:value-type="float" office:value="-0.1389728" calcext:value-type="float">
            <text:p>-0.138973</text:p>
          </table:table-cell>
        </table:table-row>
        <table:table-row table:style-name="ro1">
          <table:table-cell office:value-type="float" office:value="3.428333" calcext:value-type="float">
            <text:p>3.428333</text:p>
          </table:table-cell>
          <table:table-cell office:value-type="float" office:value="0.1059309" calcext:value-type="float">
            <text:p>0.105931</text:p>
          </table:table-cell>
          <table:table-cell office:value-type="float" office:value="-0.1382089" calcext:value-type="float">
            <text:p>-0.138209</text:p>
          </table:table-cell>
        </table:table-row>
        <table:table-row table:style-name="ro1">
          <table:table-cell office:value-type="float" office:value="3.461944" calcext:value-type="float">
            <text:p>3.461944</text:p>
          </table:table-cell>
          <table:table-cell office:value-type="float" office:value="0.1067626" calcext:value-type="float">
            <text:p>0.106763</text:p>
          </table:table-cell>
          <table:table-cell office:value-type="float" office:value="-0.1377218" calcext:value-type="float">
            <text:p>-0.137722</text:p>
          </table:table-cell>
        </table:table-row>
        <table:table-row table:style-name="ro1">
          <table:table-cell office:value-type="float" office:value="3.495556" calcext:value-type="float">
            <text:p>3.495556</text:p>
          </table:table-cell>
          <table:table-cell office:value-type="float" office:value="0.1069288" calcext:value-type="float">
            <text:p>0.106929</text:p>
          </table:table-cell>
          <table:table-cell office:value-type="float" office:value="-0.1374736" calcext:value-type="float">
            <text:p>-0.137474</text:p>
          </table:table-cell>
        </table:table-row>
        <table:table-row table:style-name="ro1">
          <table:table-cell office:value-type="float" office:value="3.529167" calcext:value-type="float">
            <text:p>3.529167</text:p>
          </table:table-cell>
          <table:table-cell office:value-type="float" office:value="0.1064627" calcext:value-type="float">
            <text:p>0.106463</text:p>
          </table:table-cell>
          <table:table-cell office:value-type="float" office:value="-0.1377691" calcext:value-type="float">
            <text:p>-0.137769</text:p>
          </table:table-cell>
        </table:table-row>
        <table:table-row table:style-name="ro1">
          <table:table-cell office:value-type="float" office:value="3.562778" calcext:value-type="float">
            <text:p>3.562778</text:p>
          </table:table-cell>
          <table:table-cell office:value-type="float" office:value="0.1055506" calcext:value-type="float">
            <text:p>0.105551</text:p>
          </table:table-cell>
          <table:table-cell office:value-type="float" office:value="-0.1382596" calcext:value-type="float">
            <text:p>-0.138260</text:p>
          </table:table-cell>
        </table:table-row>
        <table:table-row table:style-name="ro1">
          <table:table-cell office:value-type="float" office:value="3.596389" calcext:value-type="float">
            <text:p>3.596389</text:p>
          </table:table-cell>
          <table:table-cell office:value-type="float" office:value="0.1041282" calcext:value-type="float">
            <text:p>0.104128</text:p>
          </table:table-cell>
          <table:table-cell office:value-type="float" office:value="-0.1391252" calcext:value-type="float">
            <text:p>-0.139125</text:p>
          </table:table-cell>
        </table:table-row>
        <table:table-row table:style-name="ro1">
          <table:table-cell office:value-type="float" office:value="3.63" calcext:value-type="float">
            <text:p>3.630000</text:p>
          </table:table-cell>
          <table:table-cell office:value-type="float" office:value="0.1023562" calcext:value-type="float">
            <text:p>0.102356</text:p>
          </table:table-cell>
          <table:table-cell office:value-type="float" office:value="-0.1400805" calcext:value-type="float">
            <text:p>-0.140081</text:p>
          </table:table-cell>
        </table:table-row>
        <table:table-row table:style-name="ro1">
          <table:table-cell office:value-type="float" office:value="3.663611" calcext:value-type="float">
            <text:p>3.663611</text:p>
          </table:table-cell>
          <table:table-cell office:value-type="float" office:value="0.1004737" calcext:value-type="float">
            <text:p>0.100474</text:p>
          </table:table-cell>
          <table:table-cell office:value-type="float" office:value="-0.1411154" calcext:value-type="float">
            <text:p>-0.141115</text:p>
          </table:table-cell>
        </table:table-row>
        <table:table-row table:style-name="ro1">
          <table:table-cell office:value-type="float" office:value="3.697222" calcext:value-type="float">
            <text:p>3.697222</text:p>
          </table:table-cell>
          <table:table-cell office:value-type="float" office:value="0.0986357" calcext:value-type="float">
            <text:p>0.098636</text:p>
          </table:table-cell>
          <table:table-cell office:value-type="float" office:value="-0.1420009" calcext:value-type="float">
            <text:p>-0.142001</text:p>
          </table:table-cell>
        </table:table-row>
        <table:table-row table:style-name="ro1">
          <table:table-cell office:value-type="float" office:value="3.730833" calcext:value-type="float">
            <text:p>3.730833</text:p>
          </table:table-cell>
          <table:table-cell office:value-type="float" office:value="0.09701032" calcext:value-type="float">
            <text:p>0.097010</text:p>
          </table:table-cell>
          <table:table-cell office:value-type="float" office:value="-0.1428111" calcext:value-type="float">
            <text:p>-0.142811</text:p>
          </table:table-cell>
        </table:table-row>
        <table:table-row table:style-name="ro1">
          <table:table-cell office:value-type="float" office:value="3.764444" calcext:value-type="float">
            <text:p>3.764444</text:p>
          </table:table-cell>
          <table:table-cell office:value-type="float" office:value="0.09579997" calcext:value-type="float">
            <text:p>0.095800</text:p>
          </table:table-cell>
          <table:table-cell office:value-type="float" office:value="-0.1433362" calcext:value-type="float">
            <text:p>-0.143336</text:p>
          </table:table-cell>
        </table:table-row>
        <table:table-row table:style-name="ro1">
          <table:table-cell office:value-type="float" office:value="3.798056" calcext:value-type="float">
            <text:p>3.798056</text:p>
          </table:table-cell>
          <table:table-cell office:value-type="float" office:value="0.09509457" calcext:value-type="float">
            <text:p>0.095095</text:p>
          </table:table-cell>
          <table:table-cell office:value-type="float" office:value="-0.1437351" calcext:value-type="float">
            <text:p>-0.143735</text:p>
          </table:table-cell>
        </table:table-row>
        <table:table-row table:style-name="ro1">
          <table:table-cell office:value-type="float" office:value="3.831667" calcext:value-type="float">
            <text:p>3.831667</text:p>
          </table:table-cell>
          <table:table-cell office:value-type="float" office:value="0.09502874" calcext:value-type="float">
            <text:p>0.095029</text:p>
          </table:table-cell>
          <table:table-cell office:value-type="float" office:value="-0.1437967" calcext:value-type="float">
            <text:p>-0.143797</text:p>
          </table:table-cell>
        </table:table-row>
        <table:table-row table:style-name="ro1">
          <table:table-cell office:value-type="float" office:value="3.865278" calcext:value-type="float">
            <text:p>3.865278</text:p>
          </table:table-cell>
          <table:table-cell office:value-type="float" office:value="0.0955275" calcext:value-type="float">
            <text:p>0.095528</text:p>
          </table:table-cell>
          <table:table-cell office:value-type="float" office:value="-0.143539" calcext:value-type="float">
            <text:p>-0.143539</text:p>
          </table:table-cell>
        </table:table-row>
        <table:table-row table:style-name="ro1">
          <table:table-cell office:value-type="float" office:value="3.898889" calcext:value-type="float">
            <text:p>3.898889</text:p>
          </table:table-cell>
          <table:table-cell office:value-type="float" office:value="0.09652432" calcext:value-type="float">
            <text:p>0.096524</text:p>
          </table:table-cell>
          <table:table-cell office:value-type="float" office:value="-0.1430094" calcext:value-type="float">
            <text:p>-0.143009</text:p>
          </table:table-cell>
        </table:table-row>
        <table:table-row table:style-name="ro1">
          <table:table-cell office:value-type="float" office:value="3.9325" calcext:value-type="float">
            <text:p>3.932500</text:p>
          </table:table-cell>
          <table:table-cell office:value-type="float" office:value="0.09797656" calcext:value-type="float">
            <text:p>0.097977</text:p>
          </table:table-cell>
          <table:table-cell office:value-type="float" office:value="-0.1422876" calcext:value-type="float">
            <text:p>-0.142288</text:p>
          </table:table-cell>
        </table:table-row>
        <table:table-row table:style-name="ro1">
          <table:table-cell office:value-type="float" office:value="3.966111" calcext:value-type="float">
            <text:p>3.966111</text:p>
          </table:table-cell>
          <table:table-cell office:value-type="float" office:value="0.09960191" calcext:value-type="float">
            <text:p>0.099602</text:p>
          </table:table-cell>
          <table:table-cell office:value-type="float" office:value="-0.141358" calcext:value-type="float">
            <text:p>-0.141358</text:p>
          </table:table-cell>
        </table:table-row>
        <table:table-row table:style-name="ro1">
          <table:table-cell office:value-type="float" office:value="3.999722" calcext:value-type="float">
            <text:p>3.999722</text:p>
          </table:table-cell>
          <table:table-cell office:value-type="float" office:value="0.1012542" calcext:value-type="float">
            <text:p>0.101254</text:p>
          </table:table-cell>
          <table:table-cell office:value-type="float" office:value="-0.1404143" calcext:value-type="float">
            <text:p>-0.140414</text:p>
          </table:table-cell>
        </table:table-row>
        <table:table-row table:style-name="ro1">
          <table:table-cell office:value-type="float" office:value="4.033333" calcext:value-type="float">
            <text:p>4.033333</text:p>
          </table:table-cell>
          <table:table-cell office:value-type="float" office:value="0.1028555" calcext:value-type="float">
            <text:p>0.102856</text:p>
          </table:table-cell>
          <table:table-cell office:value-type="float" office:value="-0.1395167" calcext:value-type="float">
            <text:p>-0.139517</text:p>
          </table:table-cell>
        </table:table-row>
        <table:table-row table:style-name="ro1">
          <table:table-cell office:value-type="float" office:value="4.066944" calcext:value-type="float">
            <text:p>4.066944</text:p>
          </table:table-cell>
          <table:table-cell office:value-type="float" office:value="0.1041769" calcext:value-type="float">
            <text:p>0.104177</text:p>
          </table:table-cell>
          <table:table-cell office:value-type="float" office:value="-0.1387589" calcext:value-type="float">
            <text:p>-0.138759</text:p>
          </table:table-cell>
        </table:table-row>
        <table:table-row table:style-name="ro1">
          <table:table-cell office:value-type="float" office:value="4.100556" calcext:value-type="float">
            <text:p>4.100556</text:p>
          </table:table-cell>
          <table:table-cell office:value-type="float" office:value="0.1050197" calcext:value-type="float">
            <text:p>0.105020</text:p>
          </table:table-cell>
          <table:table-cell office:value-type="float" office:value="-0.1381171" calcext:value-type="float">
            <text:p>-0.138117</text:p>
          </table:table-cell>
        </table:table-row>
        <table:table-row table:style-name="ro1">
          <table:table-cell office:value-type="float" office:value="4.134167" calcext:value-type="float">
            <text:p>4.134167</text:p>
          </table:table-cell>
          <table:table-cell office:value-type="float" office:value="0.1054456" calcext:value-type="float">
            <text:p>0.105446</text:p>
          </table:table-cell>
          <table:table-cell office:value-type="float" office:value="-0.1379379" calcext:value-type="float">
            <text:p>-0.137938</text:p>
          </table:table-cell>
        </table:table-row>
        <table:table-row table:style-name="ro1">
          <table:table-cell office:value-type="float" office:value="4.167778" calcext:value-type="float">
            <text:p>4.167778</text:p>
          </table:table-cell>
          <table:table-cell office:value-type="float" office:value="0.1054856" calcext:value-type="float">
            <text:p>0.105486</text:p>
          </table:table-cell>
          <table:table-cell office:value-type="float" office:value="-0.138071" calcext:value-type="float">
            <text:p>-0.138071</text:p>
          </table:table-cell>
        </table:table-row>
        <table:table-row table:style-name="ro1">
          <table:table-cell office:value-type="float" office:value="4.201389" calcext:value-type="float">
            <text:p>4.201389</text:p>
          </table:table-cell>
          <table:table-cell office:value-type="float" office:value="0.1048984" calcext:value-type="float">
            <text:p>0.104898</text:p>
          </table:table-cell>
          <table:table-cell office:value-type="float" office:value="-0.1385227" calcext:value-type="float">
            <text:p>-0.138523</text:p>
          </table:table-cell>
        </table:table-row>
        <table:table-row table:style-name="ro1">
          <table:table-cell office:value-type="float" office:value="4.235" calcext:value-type="float">
            <text:p>4.235000</text:p>
          </table:table-cell>
          <table:table-cell office:value-type="float" office:value="0.1038602" calcext:value-type="float">
            <text:p>0.103860</text:p>
          </table:table-cell>
          <table:table-cell office:value-type="float" office:value="-0.1390444" calcext:value-type="float">
            <text:p>-0.139044</text:p>
          </table:table-cell>
        </table:table-row>
        <table:table-row table:style-name="ro1">
          <table:table-cell office:value-type="float" office:value="4.268611" calcext:value-type="float">
            <text:p>4.268611</text:p>
          </table:table-cell>
          <table:table-cell office:value-type="float" office:value="0.1025492" calcext:value-type="float">
            <text:p>0.102549</text:p>
          </table:table-cell>
          <table:table-cell office:value-type="float" office:value="-0.1397799" calcext:value-type="float">
            <text:p>-0.139780</text:p>
          </table:table-cell>
        </table:table-row>
        <table:table-row table:style-name="ro1">
          <table:table-cell office:value-type="float" office:value="4.302222" calcext:value-type="float">
            <text:p>4.302222</text:p>
          </table:table-cell>
          <table:table-cell office:value-type="float" office:value="0.1010048" calcext:value-type="float">
            <text:p>0.101005</text:p>
          </table:table-cell>
          <table:table-cell office:value-type="float" office:value="-0.1406878" calcext:value-type="float">
            <text:p>-0.140688</text:p>
          </table:table-cell>
        </table:table-row>
        <table:table-row table:style-name="ro1">
          <table:table-cell office:value-type="float" office:value="4.335833" calcext:value-type="float">
            <text:p>4.335833</text:p>
          </table:table-cell>
          <table:table-cell office:value-type="float" office:value="0.09948772" calcext:value-type="float">
            <text:p>0.099488</text:p>
          </table:table-cell>
          <table:table-cell office:value-type="float" office:value="-0.1416073" calcext:value-type="float">
            <text:p>-0.141607</text:p>
          </table:table-cell>
        </table:table-row>
        <table:table-row table:style-name="ro1">
          <table:table-cell office:value-type="float" office:value="4.369444" calcext:value-type="float">
            <text:p>4.369444</text:p>
          </table:table-cell>
          <table:table-cell office:value-type="float" office:value="0.09814941" calcext:value-type="float">
            <text:p>0.098149</text:p>
          </table:table-cell>
          <table:table-cell office:value-type="float" office:value="-0.1423556" calcext:value-type="float">
            <text:p>-0.142356</text:p>
          </table:table-cell>
        </table:table-row>
        <table:table-row table:style-name="ro1">
          <table:table-cell office:value-type="float" office:value="4.403056" calcext:value-type="float">
            <text:p>4.403056</text:p>
          </table:table-cell>
          <table:table-cell office:value-type="float" office:value="0.09694956" calcext:value-type="float">
            <text:p>0.096950</text:p>
          </table:table-cell>
          <table:table-cell office:value-type="float" office:value="-0.1429616" calcext:value-type="float">
            <text:p>-0.142962</text:p>
          </table:table-cell>
        </table:table-row>
        <table:table-row table:style-name="ro1">
          <table:table-cell office:value-type="float" office:value="4.436667" calcext:value-type="float">
            <text:p>4.436667</text:p>
          </table:table-cell>
          <table:table-cell office:value-type="float" office:value="0.09618814" calcext:value-type="float">
            <text:p>0.096188</text:p>
          </table:table-cell>
          <table:table-cell office:value-type="float" office:value="-0.1433423" calcext:value-type="float">
            <text:p>-0.143342</text:p>
          </table:table-cell>
        </table:table-row>
        <table:table-row table:style-name="ro1">
          <table:table-cell office:value-type="float" office:value="4.470278" calcext:value-type="float">
            <text:p>4.470278</text:p>
          </table:table-cell>
          <table:table-cell office:value-type="float" office:value="0.09586256" calcext:value-type="float">
            <text:p>0.095863</text:p>
          </table:table-cell>
          <table:table-cell office:value-type="float" office:value="-0.1434916" calcext:value-type="float">
            <text:p>-0.143492</text:p>
          </table:table-cell>
        </table:table-row>
        <table:table-row table:style-name="ro1">
          <table:table-cell office:value-type="float" office:value="4.503889" calcext:value-type="float">
            <text:p>4.503889</text:p>
          </table:table-cell>
          <table:table-cell office:value-type="float" office:value="0.09606036" calcext:value-type="float">
            <text:p>0.096060</text:p>
          </table:table-cell>
          <table:table-cell office:value-type="float" office:value="-0.1435044" calcext:value-type="float">
            <text:p>-0.143504</text:p>
          </table:table-cell>
        </table:table-row>
        <table:table-row table:style-name="ro1">
          <table:table-cell office:value-type="float" office:value="4.5375" calcext:value-type="float">
            <text:p>4.537500</text:p>
          </table:table-cell>
          <table:table-cell office:value-type="float" office:value="0.09673388" calcext:value-type="float">
            <text:p>0.096734</text:p>
          </table:table-cell>
          <table:table-cell office:value-type="float" office:value="-0.1431361" calcext:value-type="float">
            <text:p>-0.143136</text:p>
          </table:table-cell>
        </table:table-row>
        <table:table-row table:style-name="ro1">
          <table:table-cell office:value-type="float" office:value="4.571111" calcext:value-type="float">
            <text:p>4.571111</text:p>
          </table:table-cell>
          <table:table-cell office:value-type="float" office:value="0.09779049" calcext:value-type="float">
            <text:p>0.097790</text:p>
          </table:table-cell>
          <table:table-cell office:value-type="float" office:value="-0.1426227" calcext:value-type="float">
            <text:p>-0.142623</text:p>
          </table:table-cell>
        </table:table-row>
        <table:table-row table:style-name="ro1">
          <table:table-cell office:value-type="float" office:value="4.604722" calcext:value-type="float">
            <text:p>4.604722</text:p>
          </table:table-cell>
          <table:table-cell office:value-type="float" office:value="0.09903437" calcext:value-type="float">
            <text:p>0.099034</text:p>
          </table:table-cell>
          <table:table-cell office:value-type="float" office:value="-0.1419609" calcext:value-type="float">
            <text:p>-0.141961</text:p>
          </table:table-cell>
        </table:table-row>
        <table:table-row table:style-name="ro1">
          <table:table-cell office:value-type="float" office:value="4.638333" calcext:value-type="float">
            <text:p>4.638333</text:p>
          </table:table-cell>
          <table:table-cell office:value-type="float" office:value="0.1004122" calcext:value-type="float">
            <text:p>0.100412</text:p>
          </table:table-cell>
          <table:table-cell office:value-type="float" office:value="-0.1411598" calcext:value-type="float">
            <text:p>-0.141160</text:p>
          </table:table-cell>
        </table:table-row>
        <table:table-row table:style-name="ro1">
          <table:table-cell office:value-type="float" office:value="4.671944" calcext:value-type="float">
            <text:p>4.671944</text:p>
          </table:table-cell>
          <table:table-cell office:value-type="float" office:value="0.101749" calcext:value-type="float">
            <text:p>0.101749</text:p>
          </table:table-cell>
          <table:table-cell office:value-type="float" office:value="-0.14044" calcext:value-type="float">
            <text:p>-0.140440</text:p>
          </table:table-cell>
        </table:table-row>
        <table:table-row table:style-name="ro1">
          <table:table-cell office:value-type="float" office:value="4.705556" calcext:value-type="float">
            <text:p>4.705556</text:p>
          </table:table-cell>
          <table:table-cell office:value-type="float" office:value="0.1029326" calcext:value-type="float">
            <text:p>0.102933</text:p>
          </table:table-cell>
          <table:table-cell office:value-type="float" office:value="-0.1397646" calcext:value-type="float">
            <text:p>-0.139765</text:p>
          </table:table-cell>
        </table:table-row>
        <table:table-row table:style-name="ro1">
          <table:table-cell office:value-type="float" office:value="4.739167" calcext:value-type="float">
            <text:p>4.739167</text:p>
          </table:table-cell>
          <table:table-cell office:value-type="float" office:value="0.1039058" calcext:value-type="float">
            <text:p>0.103906</text:p>
          </table:table-cell>
          <table:table-cell office:value-type="float" office:value="-0.1393371" calcext:value-type="float">
            <text:p>-0.139337</text:p>
          </table:table-cell>
        </table:table-row>
        <table:table-row table:style-name="ro1">
          <table:table-cell office:value-type="float" office:value="4.772778" calcext:value-type="float">
            <text:p>4.772778</text:p>
          </table:table-cell>
          <table:table-cell office:value-type="float" office:value="0.1044427" calcext:value-type="float">
            <text:p>0.104443</text:p>
          </table:table-cell>
          <table:table-cell office:value-type="float" office:value="-0.1389836" calcext:value-type="float">
            <text:p>-0.138984</text:p>
          </table:table-cell>
        </table:table-row>
        <table:table-row table:style-name="ro1">
          <table:table-cell office:value-type="float" office:value="4.806389" calcext:value-type="float">
            <text:p>4.806389</text:p>
          </table:table-cell>
          <table:table-cell office:value-type="float" office:value="0.1047109" calcext:value-type="float">
            <text:p>0.104711</text:p>
          </table:table-cell>
          <table:table-cell office:value-type="float" office:value="-0.1390018" calcext:value-type="float">
            <text:p>-0.139002</text:p>
          </table:table-cell>
        </table:table-row>
        <table:table-row table:style-name="ro1">
          <table:table-cell office:value-type="float" office:value="4.84" calcext:value-type="float">
            <text:p>4.840000</text:p>
          </table:table-cell>
          <table:table-cell office:value-type="float" office:value="0.1043987" calcext:value-type="float">
            <text:p>0.104399</text:p>
          </table:table-cell>
          <table:table-cell office:value-type="float" office:value="-0.1391646" calcext:value-type="float">
            <text:p>-0.139165</text:p>
          </table:table-cell>
        </table:table-row>
        <table:table-row table:style-name="ro1">
          <table:table-cell office:value-type="float" office:value="4.873611" calcext:value-type="float">
            <text:p>4.873611</text:p>
          </table:table-cell>
          <table:table-cell office:value-type="float" office:value="0.1038661" calcext:value-type="float">
            <text:p>0.103866</text:p>
          </table:table-cell>
          <table:table-cell office:value-type="float" office:value="-0.1395546" calcext:value-type="float">
            <text:p>-0.139555</text:p>
          </table:table-cell>
        </table:table-row>
        <table:table-row table:style-name="ro1">
          <table:table-cell office:value-type="float" office:value="4.907222" calcext:value-type="float">
            <text:p>4.907222</text:p>
          </table:table-cell>
          <table:table-cell office:value-type="float" office:value="0.1028621" calcext:value-type="float">
            <text:p>0.102862</text:p>
          </table:table-cell>
          <table:table-cell office:value-type="float" office:value="-0.1399707" calcext:value-type="float">
            <text:p>-0.139971</text:p>
          </table:table-cell>
        </table:table-row>
        <table:table-row table:style-name="ro1">
          <table:table-cell office:value-type="float" office:value="4.940833" calcext:value-type="float">
            <text:p>4.940833</text:p>
          </table:table-cell>
          <table:table-cell office:value-type="float" office:value="0.1017532" calcext:value-type="float">
            <text:p>0.101753</text:p>
          </table:table-cell>
          <table:table-cell office:value-type="float" office:value="-0.1406795" calcext:value-type="float">
            <text:p>-0.140680</text:p>
          </table:table-cell>
        </table:table-row>
        <table:table-row table:style-name="ro1">
          <table:table-cell office:value-type="float" office:value="4.974444" calcext:value-type="float">
            <text:p>4.974444</text:p>
          </table:table-cell>
          <table:table-cell office:value-type="float" office:value="0.1005286" calcext:value-type="float">
            <text:p>0.100529</text:p>
          </table:table-cell>
          <table:table-cell office:value-type="float" office:value="-0.1414171" calcext:value-type="float">
            <text:p>-0.141417</text:p>
          </table:table-cell>
        </table:table-row>
        <table:table-row table:style-name="ro1">
          <table:table-cell office:value-type="float" office:value="5.008056" calcext:value-type="float">
            <text:p>5.008056</text:p>
          </table:table-cell>
          <table:table-cell office:value-type="float" office:value="0.09934466" calcext:value-type="float">
            <text:p>0.099345</text:p>
          </table:table-cell>
          <table:table-cell office:value-type="float" office:value="-0.1418675" calcext:value-type="float">
            <text:p>-0.141868</text:p>
          </table:table-cell>
        </table:table-row>
        <table:table-row table:style-name="ro1">
          <table:table-cell office:value-type="float" office:value="5.041667" calcext:value-type="float">
            <text:p>5.041667</text:p>
          </table:table-cell>
          <table:table-cell office:value-type="float" office:value="0.09840498" calcext:value-type="float">
            <text:p>0.098405</text:p>
          </table:table-cell>
          <table:table-cell office:value-type="float" office:value="-0.14242" calcext:value-type="float">
            <text:p>-0.142420</text:p>
          </table:table-cell>
        </table:table-row>
        <table:table-row table:style-name="ro1">
          <table:table-cell office:value-type="float" office:value="5.075278" calcext:value-type="float">
            <text:p>5.075278</text:p>
          </table:table-cell>
          <table:table-cell office:value-type="float" office:value="0.09768386" calcext:value-type="float">
            <text:p>0.097684</text:p>
          </table:table-cell>
          <table:table-cell office:value-type="float" office:value="-0.1428217" calcext:value-type="float">
            <text:p>-0.142822</text:p>
          </table:table-cell>
        </table:table-row>
        <table:table-row table:style-name="ro1">
          <table:table-cell office:value-type="float" office:value="5.108889" calcext:value-type="float">
            <text:p>5.108889</text:p>
          </table:table-cell>
          <table:table-cell office:value-type="float" office:value="0.09726085" calcext:value-type="float">
            <text:p>0.097261</text:p>
          </table:table-cell>
          <table:table-cell office:value-type="float" office:value="-0.1429983" calcext:value-type="float">
            <text:p>-0.142998</text:p>
          </table:table-cell>
        </table:table-row>
        <table:table-row table:style-name="ro1">
          <table:table-cell office:value-type="float" office:value="5.1425" calcext:value-type="float">
            <text:p>5.142500</text:p>
          </table:table-cell>
          <table:table-cell office:value-type="float" office:value="0.09713685" calcext:value-type="float">
            <text:p>0.097137</text:p>
          </table:table-cell>
          <table:table-cell office:value-type="float" office:value="-0.1429788" calcext:value-type="float">
            <text:p>-0.142979</text:p>
          </table:table-cell>
        </table:table-row>
        <table:table-row table:style-name="ro1">
          <table:table-cell office:value-type="float" office:value="5.176111" calcext:value-type="float">
            <text:p>5.176111</text:p>
          </table:table-cell>
          <table:table-cell office:value-type="float" office:value="0.09738257" calcext:value-type="float">
            <text:p>0.097383</text:p>
          </table:table-cell>
          <table:table-cell office:value-type="float" office:value="-0.1427823" calcext:value-type="float">
            <text:p>-0.142782</text:p>
          </table:table-cell>
        </table:table-row>
        <table:table-row table:style-name="ro1">
          <table:table-cell office:value-type="float" office:value="5.209722" calcext:value-type="float">
            <text:p>5.209722</text:p>
          </table:table-cell>
          <table:table-cell office:value-type="float" office:value="0.09812028" calcext:value-type="float">
            <text:p>0.098120</text:p>
          </table:table-cell>
          <table:table-cell office:value-type="float" office:value="-0.1425121" calcext:value-type="float">
            <text:p>-0.142512</text:p>
          </table:table-cell>
        </table:table-row>
        <table:table-row table:style-name="ro1">
          <table:table-cell office:value-type="float" office:value="5.243333" calcext:value-type="float">
            <text:p>5.243333</text:p>
          </table:table-cell>
          <table:table-cell office:value-type="float" office:value="0.09891017" calcext:value-type="float">
            <text:p>0.098910</text:p>
          </table:table-cell>
          <table:table-cell office:value-type="float" office:value="-0.1420796" calcext:value-type="float">
            <text:p>-0.142080</text:p>
          </table:table-cell>
        </table:table-row>
        <table:table-row table:style-name="ro1">
          <table:table-cell office:value-type="float" office:value="5.276944" calcext:value-type="float">
            <text:p>5.276944</text:p>
          </table:table-cell>
          <table:table-cell office:value-type="float" office:value="0.09995241" calcext:value-type="float">
            <text:p>0.099952</text:p>
          </table:table-cell>
          <table:table-cell office:value-type="float" office:value="-0.1415455" calcext:value-type="float">
            <text:p>-0.141546</text:p>
          </table:table-cell>
        </table:table-row>
        <table:table-row table:style-name="ro1">
          <table:table-cell office:value-type="float" office:value="5.310556" calcext:value-type="float">
            <text:p>5.310556</text:p>
          </table:table-cell>
          <table:table-cell office:value-type="float" office:value="0.1010969" calcext:value-type="float">
            <text:p>0.101097</text:p>
          </table:table-cell>
          <table:table-cell office:value-type="float" office:value="-0.1409978" calcext:value-type="float">
            <text:p>-0.140998</text:p>
          </table:table-cell>
        </table:table-row>
        <table:table-row table:style-name="ro1">
          <table:table-cell office:value-type="float" office:value="5.344167" calcext:value-type="float">
            <text:p>5.344167</text:p>
          </table:table-cell>
          <table:table-cell office:value-type="float" office:value="0.1021294" calcext:value-type="float">
            <text:p>0.102129</text:p>
          </table:table-cell>
          <table:table-cell office:value-type="float" office:value="-0.1405124" calcext:value-type="float">
            <text:p>-0.140512</text:p>
          </table:table-cell>
        </table:table-row>
        <table:table-row table:style-name="ro1">
          <table:table-cell office:value-type="float" office:value="5.377778" calcext:value-type="float">
            <text:p>5.377778</text:p>
          </table:table-cell>
          <table:table-cell office:value-type="float" office:value="0.1028996" calcext:value-type="float">
            <text:p>0.102900</text:p>
          </table:table-cell>
          <table:table-cell office:value-type="float" office:value="-0.1400078" calcext:value-type="float">
            <text:p>-0.140008</text:p>
          </table:table-cell>
        </table:table-row>
        <table:table-row table:style-name="ro1">
          <table:table-cell office:value-type="float" office:value="5.411389" calcext:value-type="float">
            <text:p>5.411389</text:p>
          </table:table-cell>
          <table:table-cell office:value-type="float" office:value="0.1034544" calcext:value-type="float">
            <text:p>0.103454</text:p>
          </table:table-cell>
          <table:table-cell office:value-type="float" office:value="-0.1397714" calcext:value-type="float">
            <text:p>-0.139771</text:p>
          </table:table-cell>
        </table:table-row>
        <table:table-row table:style-name="ro1">
          <table:table-cell office:value-type="float" office:value="5.445" calcext:value-type="float">
            <text:p>5.445000</text:p>
          </table:table-cell>
          <table:table-cell office:value-type="float" office:value="0.1036287" calcext:value-type="float">
            <text:p>0.103629</text:p>
          </table:table-cell>
          <table:table-cell office:value-type="float" office:value="-0.1396898" calcext:value-type="float">
            <text:p>-0.139690</text:p>
          </table:table-cell>
        </table:table-row>
        <table:table-row table:style-name="ro1">
          <table:table-cell office:value-type="float" office:value="5.478611" calcext:value-type="float">
            <text:p>5.478611</text:p>
          </table:table-cell>
          <table:table-cell office:value-type="float" office:value="0.1036233" calcext:value-type="float">
            <text:p>0.103623</text:p>
          </table:table-cell>
          <table:table-cell office:value-type="float" office:value="-0.1398265" calcext:value-type="float">
            <text:p>-0.139827</text:p>
          </table:table-cell>
        </table:table-row>
        <table:table-row table:style-name="ro1">
          <table:table-cell office:value-type="float" office:value="5.512222" calcext:value-type="float">
            <text:p>5.512222</text:p>
          </table:table-cell>
          <table:table-cell office:value-type="float" office:value="0.1032279" calcext:value-type="float">
            <text:p>0.103228</text:p>
          </table:table-cell>
          <table:table-cell office:value-type="float" office:value="-0.1400378" calcext:value-type="float">
            <text:p>-0.140038</text:p>
          </table:table-cell>
        </table:table-row>
        <table:table-row table:style-name="ro1">
          <table:table-cell office:value-type="float" office:value="5.545833" calcext:value-type="float">
            <text:p>5.545833</text:p>
          </table:table-cell>
          <table:table-cell office:value-type="float" office:value="0.102521" calcext:value-type="float">
            <text:p>0.102521</text:p>
          </table:table-cell>
          <table:table-cell office:value-type="float" office:value="-0.1404032" calcext:value-type="float">
            <text:p>-0.140403</text:p>
          </table:table-cell>
        </table:table-row>
        <table:table-row table:style-name="ro1">
          <table:table-cell office:value-type="float" office:value="5.579444" calcext:value-type="float">
            <text:p>5.579444</text:p>
          </table:table-cell>
          <table:table-cell office:value-type="float" office:value="0.1015479" calcext:value-type="float">
            <text:p>0.101548</text:p>
          </table:table-cell>
          <table:table-cell office:value-type="float" office:value="-0.1407809" calcext:value-type="float">
            <text:p>-0.140781</text:p>
          </table:table-cell>
        </table:table-row>
        <table:table-row table:style-name="ro1">
          <table:table-cell office:value-type="float" office:value="5.613056" calcext:value-type="float">
            <text:p>5.613056</text:p>
          </table:table-cell>
          <table:table-cell office:value-type="float" office:value="0.1005025" calcext:value-type="float">
            <text:p>0.100503</text:p>
          </table:table-cell>
          <table:table-cell office:value-type="float" office:value="-0.14128" calcext:value-type="float">
            <text:p>-0.141280</text:p>
          </table:table-cell>
        </table:table-row>
        <table:table-row table:style-name="ro1">
          <table:table-cell office:value-type="float" office:value="5.646667" calcext:value-type="float">
            <text:p>5.646667</text:p>
          </table:table-cell>
          <table:table-cell office:value-type="float" office:value="0.09951649" calcext:value-type="float">
            <text:p>0.099516</text:p>
          </table:table-cell>
          <table:table-cell office:value-type="float" office:value="-0.1417548" calcext:value-type="float">
            <text:p>-0.141755</text:p>
          </table:table-cell>
        </table:table-row>
        <table:table-row table:style-name="ro1">
          <table:table-cell office:value-type="float" office:value="5.680278" calcext:value-type="float">
            <text:p>5.680278</text:p>
          </table:table-cell>
          <table:table-cell office:value-type="float" office:value="0.0986503" calcext:value-type="float">
            <text:p>0.098650</text:p>
          </table:table-cell>
          <table:table-cell office:value-type="float" office:value="-0.1421734" calcext:value-type="float">
            <text:p>-0.142173</text:p>
          </table:table-cell>
        </table:table-row>
        <table:table-row table:style-name="ro1">
          <table:table-cell office:value-type="float" office:value="5.713889" calcext:value-type="float">
            <text:p>5.713889</text:p>
          </table:table-cell>
          <table:table-cell office:value-type="float" office:value="0.09795674" calcext:value-type="float">
            <text:p>0.097957</text:p>
          </table:table-cell>
          <table:table-cell office:value-type="float" office:value="-0.1425277" calcext:value-type="float">
            <text:p>-0.142528</text:p>
          </table:table-cell>
        </table:table-row>
        <table:table-row table:style-name="ro1">
          <table:table-cell office:value-type="float" office:value="5.7475" calcext:value-type="float">
            <text:p>5.747500</text:p>
          </table:table-cell>
          <table:table-cell office:value-type="float" office:value="0.09749035" calcext:value-type="float">
            <text:p>0.097490</text:p>
          </table:table-cell>
          <table:table-cell office:value-type="float" office:value="-0.1427459" calcext:value-type="float">
            <text:p>-0.142746</text:p>
          </table:table-cell>
        </table:table-row>
        <table:table-row table:style-name="ro1">
          <table:table-cell office:value-type="float" office:value="5.781111" calcext:value-type="float">
            <text:p>5.781111</text:p>
          </table:table-cell>
          <table:table-cell office:value-type="float" office:value="0.09741241" calcext:value-type="float">
            <text:p>0.097412</text:p>
          </table:table-cell>
          <table:table-cell office:value-type="float" office:value="-0.1427956" calcext:value-type="float">
            <text:p>-0.142796</text:p>
          </table:table-cell>
        </table:table-row>
        <table:table-row table:style-name="ro1">
          <table:table-cell office:value-type="float" office:value="5.814722" calcext:value-type="float">
            <text:p>5.814722</text:p>
          </table:table-cell>
          <table:table-cell office:value-type="float" office:value="0.09766377" calcext:value-type="float">
            <text:p>0.097664</text:p>
          </table:table-cell>
          <table:table-cell office:value-type="float" office:value="-0.1427225" calcext:value-type="float">
            <text:p>-0.142723</text:p>
          </table:table-cell>
        </table:table-row>
        <table:table-row table:style-name="ro1">
          <table:table-cell office:value-type="float" office:value="5.848333" calcext:value-type="float">
            <text:p>5.848333</text:p>
          </table:table-cell>
          <table:table-cell office:value-type="float" office:value="0.09815043" calcext:value-type="float">
            <text:p>0.098150</text:p>
          </table:table-cell>
          <table:table-cell office:value-type="float" office:value="-0.1425483" calcext:value-type="float">
            <text:p>-0.142548</text:p>
          </table:table-cell>
        </table:table-row>
        <table:table-row table:style-name="ro1">
          <table:table-cell office:value-type="float" office:value="5.881944" calcext:value-type="float">
            <text:p>5.881944</text:p>
          </table:table-cell>
          <table:table-cell office:value-type="float" office:value="0.09868428" calcext:value-type="float">
            <text:p>0.098684</text:p>
          </table:table-cell>
          <table:table-cell office:value-type="float" office:value="-0.1422148" calcext:value-type="float">
            <text:p>-0.142215</text:p>
          </table:table-cell>
        </table:table-row>
        <table:table-row table:style-name="ro1">
          <table:table-cell office:value-type="float" office:value="5.915556" calcext:value-type="float">
            <text:p>5.915556</text:p>
          </table:table-cell>
          <table:table-cell office:value-type="float" office:value="0.09945834" calcext:value-type="float">
            <text:p>0.099458</text:p>
          </table:table-cell>
          <table:table-cell office:value-type="float" office:value="-0.1417663" calcext:value-type="float">
            <text:p>-0.141766</text:p>
          </table:table-cell>
        </table:table-row>
        <table:table-row table:style-name="ro1">
          <table:table-cell office:value-type="float" office:value="5.949167" calcext:value-type="float">
            <text:p>5.949167</text:p>
          </table:table-cell>
          <table:table-cell office:value-type="float" office:value="0.1003683" calcext:value-type="float">
            <text:p>0.100368</text:p>
          </table:table-cell>
          <table:table-cell office:value-type="float" office:value="-0.1412847" calcext:value-type="float">
            <text:p>-0.141285</text:p>
          </table:table-cell>
        </table:table-row>
        <table:table-row table:style-name="ro1">
          <table:table-cell office:value-type="float" office:value="5.982778" calcext:value-type="float">
            <text:p>5.982778</text:p>
          </table:table-cell>
          <table:table-cell office:value-type="float" office:value="0.101218" calcext:value-type="float">
            <text:p>0.101218</text:p>
          </table:table-cell>
          <table:table-cell office:value-type="float" office:value="-0.1408276" calcext:value-type="float">
            <text:p>-0.140828</text:p>
          </table:table-cell>
        </table:table-row>
        <table:table-row table:style-name="ro1">
          <table:table-cell office:value-type="float" office:value="6.016389" calcext:value-type="float">
            <text:p>6.016389</text:p>
          </table:table-cell>
          <table:table-cell office:value-type="float" office:value="0.1019514" calcext:value-type="float">
            <text:p>0.101951</text:p>
          </table:table-cell>
          <table:table-cell office:value-type="float" office:value="-0.140428" calcext:value-type="float">
            <text:p>-0.140428</text:p>
          </table:table-cell>
        </table:table-row>
        <table:table-row table:style-name="ro1">
          <table:table-cell office:value-type="float" office:value="6.05" calcext:value-type="float">
            <text:p>6.050000</text:p>
          </table:table-cell>
          <table:table-cell office:value-type="float" office:value="0.1024884" calcext:value-type="float">
            <text:p>0.102488</text:p>
          </table:table-cell>
          <table:table-cell office:value-type="float" office:value="-0.1401186" calcext:value-type="float">
            <text:p>-0.140119</text:p>
          </table:table-cell>
        </table:table-row>
        <table:table-row table:style-name="ro1">
          <table:table-cell office:value-type="float" office:value="6.083611" calcext:value-type="float">
            <text:p>6.083611</text:p>
          </table:table-cell>
          <table:table-cell office:value-type="float" office:value="0.1027432" calcext:value-type="float">
            <text:p>0.102743</text:p>
          </table:table-cell>
          <table:table-cell office:value-type="float" office:value="-0.140003" calcext:value-type="float">
            <text:p>-0.140003</text:p>
          </table:table-cell>
        </table:table-row>
        <table:table-row table:style-name="ro1">
          <table:table-cell office:value-type="float" office:value="6.117222" calcext:value-type="float">
            <text:p>6.117222</text:p>
          </table:table-cell>
          <table:table-cell office:value-type="float" office:value="0.1028536" calcext:value-type="float">
            <text:p>0.102854</text:p>
          </table:table-cell>
          <table:table-cell office:value-type="float" office:value="-0.1399663" calcext:value-type="float">
            <text:p>-0.139966</text:p>
          </table:table-cell>
        </table:table-row>
        <table:table-row table:style-name="ro1">
          <table:table-cell office:value-type="float" office:value="6.150833" calcext:value-type="float">
            <text:p>6.150833</text:p>
          </table:table-cell>
          <table:table-cell office:value-type="float" office:value="0.1026704" calcext:value-type="float">
            <text:p>0.102670</text:p>
          </table:table-cell>
          <table:table-cell office:value-type="float" office:value="-0.1400778" calcext:value-type="float">
            <text:p>-0.140078</text:p>
          </table:table-cell>
        </table:table-row>
        <table:table-row table:style-name="ro1">
          <table:table-cell office:value-type="float" office:value="6.184444" calcext:value-type="float">
            <text:p>6.184444</text:p>
          </table:table-cell>
          <table:table-cell office:value-type="float" office:value="0.1022638" calcext:value-type="float">
            <text:p>0.102264</text:p>
          </table:table-cell>
          <table:table-cell office:value-type="float" office:value="-0.1403456" calcext:value-type="float">
            <text:p>-0.140346</text:p>
          </table:table-cell>
        </table:table-row>
        <table:table-row table:style-name="ro1">
          <table:table-cell office:value-type="float" office:value="6.218056" calcext:value-type="float">
            <text:p>6.218056</text:p>
          </table:table-cell>
          <table:table-cell office:value-type="float" office:value="0.1016094" calcext:value-type="float">
            <text:p>0.101609</text:p>
          </table:table-cell>
          <table:table-cell office:value-type="float" office:value="-0.1406649" calcext:value-type="float">
            <text:p>-0.140665</text:p>
          </table:table-cell>
        </table:table-row>
        <table:table-row table:style-name="ro1">
          <table:table-cell office:value-type="float" office:value="6.251667" calcext:value-type="float">
            <text:p>6.251667</text:p>
          </table:table-cell>
          <table:table-cell office:value-type="float" office:value="0.1007864" calcext:value-type="float">
            <text:p>0.100786</text:p>
          </table:table-cell>
          <table:table-cell office:value-type="float" office:value="-0.1411028" calcext:value-type="float">
            <text:p>-0.141103</text:p>
          </table:table-cell>
        </table:table-row>
        <table:table-row table:style-name="ro1">
          <table:table-cell office:value-type="float" office:value="6.285278" calcext:value-type="float">
            <text:p>6.285278</text:p>
          </table:table-cell>
          <table:table-cell office:value-type="float" office:value="0.09988569" calcext:value-type="float">
            <text:p>0.099886</text:p>
          </table:table-cell>
          <table:table-cell office:value-type="float" office:value="-0.1415432" calcext:value-type="float">
            <text:p>-0.141543</text:p>
          </table:table-cell>
        </table:table-row>
        <table:table-row table:style-name="ro1">
          <table:table-cell office:value-type="float" office:value="6.318889" calcext:value-type="float">
            <text:p>6.318889</text:p>
          </table:table-cell>
          <table:table-cell office:value-type="float" office:value="0.09911138" calcext:value-type="float">
            <text:p>0.099111</text:p>
          </table:table-cell>
          <table:table-cell office:value-type="float" office:value="-0.1419843" calcext:value-type="float">
            <text:p>-0.141984</text:p>
          </table:table-cell>
        </table:table-row>
        <table:table-row table:style-name="ro1">
          <table:table-cell office:value-type="float" office:value="6.3525" calcext:value-type="float">
            <text:p>6.352500</text:p>
          </table:table-cell>
          <table:table-cell office:value-type="float" office:value="0.0985584" calcext:value-type="float">
            <text:p>0.098558</text:p>
          </table:table-cell>
          <table:table-cell office:value-type="float" office:value="-0.1422229" calcext:value-type="float">
            <text:p>-0.142223</text:p>
          </table:table-cell>
        </table:table-row>
        <table:table-row table:style-name="ro1">
          <table:table-cell office:value-type="float" office:value="6.386111" calcext:value-type="float">
            <text:p>6.386111</text:p>
          </table:table-cell>
          <table:table-cell office:value-type="float" office:value="0.09813162" calcext:value-type="float">
            <text:p>0.098132</text:p>
          </table:table-cell>
          <table:table-cell office:value-type="float" office:value="-0.1424187" calcext:value-type="float">
            <text:p>-0.142419</text:p>
          </table:table-cell>
        </table:table-row>
        <table:table-row table:style-name="ro1">
          <table:table-cell office:value-type="float" office:value="6.419722" calcext:value-type="float">
            <text:p>6.419722</text:p>
          </table:table-cell>
          <table:table-cell office:value-type="float" office:value="0.09781542" calcext:value-type="float">
            <text:p>0.097815</text:p>
          </table:table-cell>
          <table:table-cell office:value-type="float" office:value="-0.142571" calcext:value-type="float">
            <text:p>-0.142571</text:p>
          </table:table-cell>
        </table:table-row>
        <table:table-row table:style-name="ro1">
          <table:table-cell office:value-type="float" office:value="6.453333" calcext:value-type="float">
            <text:p>6.453333</text:p>
          </table:table-cell>
          <table:table-cell office:value-type="float" office:value="0.09781956" calcext:value-type="float">
            <text:p>0.097820</text:p>
          </table:table-cell>
          <table:table-cell office:value-type="float" office:value="-0.1426117" calcext:value-type="float">
            <text:p>-0.142612</text:p>
          </table:table-cell>
        </table:table-row>
        <table:table-row table:style-name="ro1">
          <table:table-cell office:value-type="float" office:value="6.486944" calcext:value-type="float">
            <text:p>6.486944</text:p>
          </table:table-cell>
          <table:table-cell office:value-type="float" office:value="0.09806958" calcext:value-type="float">
            <text:p>0.098070</text:p>
          </table:table-cell>
          <table:table-cell office:value-type="float" office:value="-0.1426035" calcext:value-type="float">
            <text:p>-0.142604</text:p>
          </table:table-cell>
        </table:table-row>
        <table:table-row table:style-name="ro1">
          <table:table-cell office:value-type="float" office:value="6.520556" calcext:value-type="float">
            <text:p>6.520556</text:p>
          </table:table-cell>
          <table:table-cell office:value-type="float" office:value="0.09857615" calcext:value-type="float">
            <text:p>0.098576</text:p>
          </table:table-cell>
          <table:table-cell office:value-type="float" office:value="-0.1422839" calcext:value-type="float">
            <text:p>-0.142284</text:p>
          </table:table-cell>
        </table:table-row>
        <table:table-row table:style-name="ro1">
          <table:table-cell office:value-type="float" office:value="6.554167" calcext:value-type="float">
            <text:p>6.554167</text:p>
          </table:table-cell>
          <table:table-cell office:value-type="float" office:value="0.09925727" calcext:value-type="float">
            <text:p>0.099257</text:p>
          </table:table-cell>
          <table:table-cell office:value-type="float" office:value="-0.1418311" calcext:value-type="float">
            <text:p>-0.141831</text:p>
          </table:table-cell>
        </table:table-row>
        <table:table-row table:style-name="ro1">
          <table:table-cell office:value-type="float" office:value="6.587778" calcext:value-type="float">
            <text:p>6.587778</text:p>
          </table:table-cell>
          <table:table-cell office:value-type="float" office:value="0.1000296" calcext:value-type="float">
            <text:p>0.100030</text:p>
          </table:table-cell>
          <table:table-cell office:value-type="float" office:value="-0.1414618" calcext:value-type="float">
            <text:p>-0.141462</text:p>
          </table:table-cell>
        </table:table-row>
        <table:table-row table:style-name="ro1">
          <table:table-cell office:value-type="float" office:value="6.621389" calcext:value-type="float">
            <text:p>6.621389</text:p>
          </table:table-cell>
          <table:table-cell office:value-type="float" office:value="0.1007756" calcext:value-type="float">
            <text:p>0.100776</text:p>
          </table:table-cell>
          <table:table-cell office:value-type="float" office:value="-0.1411495" calcext:value-type="float">
            <text:p>-0.141150</text:p>
          </table:table-cell>
        </table:table-row>
        <table:table-row table:style-name="ro1">
          <table:table-cell office:value-type="float" office:value="6.655" calcext:value-type="float">
            <text:p>6.655000</text:p>
          </table:table-cell>
          <table:table-cell office:value-type="float" office:value="0.1013524" calcext:value-type="float">
            <text:p>0.101352</text:p>
          </table:table-cell>
          <table:table-cell office:value-type="float" office:value="-0.1408112" calcext:value-type="float">
            <text:p>-0.140811</text:p>
          </table:table-cell>
        </table:table-row>
        <table:table-row table:style-name="ro1">
          <table:table-cell office:value-type="float" office:value="6.688611" calcext:value-type="float">
            <text:p>6.688611</text:p>
          </table:table-cell>
          <table:table-cell office:value-type="float" office:value="0.1018164" calcext:value-type="float">
            <text:p>0.101816</text:p>
          </table:table-cell>
          <table:table-cell office:value-type="float" office:value="-0.1405638" calcext:value-type="float">
            <text:p>-0.140564</text:p>
          </table:table-cell>
        </table:table-row>
        <table:table-row table:style-name="ro1">
          <table:table-cell office:value-type="float" office:value="6.722222" calcext:value-type="float">
            <text:p>6.722222</text:p>
          </table:table-cell>
          <table:table-cell office:value-type="float" office:value="0.1022684" calcext:value-type="float">
            <text:p>0.102268</text:p>
          </table:table-cell>
          <table:table-cell office:value-type="float" office:value="-0.1402738" calcext:value-type="float">
            <text:p>-0.140274</text:p>
          </table:table-cell>
        </table:table-row>
        <table:table-row table:style-name="ro1">
          <table:table-cell office:value-type="float" office:value="6.755833" calcext:value-type="float">
            <text:p>6.755833</text:p>
          </table:table-cell>
          <table:table-cell office:value-type="float" office:value="0.1023231" calcext:value-type="float">
            <text:p>0.102323</text:p>
          </table:table-cell>
          <table:table-cell office:value-type="float" office:value="-0.1401334" calcext:value-type="float">
            <text:p>-0.140133</text:p>
          </table:table-cell>
        </table:table-row>
        <table:table-row table:style-name="ro1">
          <table:table-cell office:value-type="float" office:value="6.789444" calcext:value-type="float">
            <text:p>6.789444</text:p>
          </table:table-cell>
          <table:table-cell office:value-type="float" office:value="0.1021725" calcext:value-type="float">
            <text:p>0.102173</text:p>
          </table:table-cell>
          <table:table-cell office:value-type="float" office:value="-0.140179" calcext:value-type="float">
            <text:p>-0.140179</text:p>
          </table:table-cell>
        </table:table-row>
        <table:table-row table:style-name="ro1">
          <table:table-cell office:value-type="float" office:value="6.823056" calcext:value-type="float">
            <text:p>6.823056</text:p>
          </table:table-cell>
          <table:table-cell office:value-type="float" office:value="0.1018593" calcext:value-type="float">
            <text:p>0.101859</text:p>
          </table:table-cell>
          <table:table-cell office:value-type="float" office:value="-0.1402975" calcext:value-type="float">
            <text:p>-0.140298</text:p>
          </table:table-cell>
        </table:table-row>
        <table:table-row table:style-name="ro1">
          <table:table-cell office:value-type="float" office:value="6.856667" calcext:value-type="float">
            <text:p>6.856667</text:p>
          </table:table-cell>
          <table:table-cell office:value-type="float" office:value="0.1014406" calcext:value-type="float">
            <text:p>0.101441</text:p>
          </table:table-cell>
          <table:table-cell office:value-type="float" office:value="-0.1405203" calcext:value-type="float">
            <text:p>-0.140520</text:p>
          </table:table-cell>
        </table:table-row>
        <table:table-row table:style-name="ro1">
          <table:table-cell office:value-type="float" office:value="6.890278" calcext:value-type="float">
            <text:p>6.890278</text:p>
          </table:table-cell>
          <table:table-cell office:value-type="float" office:value="0.1008201" calcext:value-type="float">
            <text:p>0.100820</text:p>
          </table:table-cell>
          <table:table-cell office:value-type="float" office:value="-0.1407723" calcext:value-type="float">
            <text:p>-0.140772</text:p>
          </table:table-cell>
        </table:table-row>
        <table:table-row table:style-name="ro1">
          <table:table-cell office:value-type="float" office:value="6.923889" calcext:value-type="float">
            <text:p>6.923889</text:p>
          </table:table-cell>
          <table:table-cell office:value-type="float" office:value="0.1002474" calcext:value-type="float">
            <text:p>0.100247</text:p>
          </table:table-cell>
          <table:table-cell office:value-type="float" office:value="-0.1411974" calcext:value-type="float">
            <text:p>-0.141197</text:p>
          </table:table-cell>
        </table:table-row>
        <table:table-row table:style-name="ro1">
          <table:table-cell office:value-type="float" office:value="6.9575" calcext:value-type="float">
            <text:p>6.957500</text:p>
          </table:table-cell>
          <table:table-cell office:value-type="float" office:value="0.09963361" calcext:value-type="float">
            <text:p>0.099634</text:p>
          </table:table-cell>
          <table:table-cell office:value-type="float" office:value="-0.1414894" calcext:value-type="float">
            <text:p>-0.141489</text:p>
          </table:table-cell>
        </table:table-row>
        <table:table-row table:style-name="ro1">
          <table:table-cell office:value-type="float" office:value="6.991111" calcext:value-type="float">
            <text:p>6.991111</text:p>
          </table:table-cell>
          <table:table-cell office:value-type="float" office:value="0.09896026" calcext:value-type="float">
            <text:p>0.098960</text:p>
          </table:table-cell>
          <table:table-cell office:value-type="float" office:value="-0.1418581" calcext:value-type="float">
            <text:p>-0.141858</text:p>
          </table:table-cell>
        </table:table-row>
        <table:table-row table:style-name="ro1">
          <table:table-cell office:value-type="float" office:value="7.024722" calcext:value-type="float">
            <text:p>7.024722</text:p>
          </table:table-cell>
          <table:table-cell office:value-type="float" office:value="0.09848617" calcext:value-type="float">
            <text:p>0.098486</text:p>
          </table:table-cell>
          <table:table-cell office:value-type="float" office:value="-0.142092" calcext:value-type="float">
            <text:p>-0.142092</text:p>
          </table:table-cell>
        </table:table-row>
        <table:table-row table:style-name="ro1">
          <table:table-cell office:value-type="float" office:value="7.058333" calcext:value-type="float">
            <text:p>7.058333</text:p>
          </table:table-cell>
          <table:table-cell office:value-type="float" office:value="0.09825915" calcext:value-type="float">
            <text:p>0.098259</text:p>
          </table:table-cell>
          <table:table-cell office:value-type="float" office:value="-0.1421489" calcext:value-type="float">
            <text:p>-0.142149</text:p>
          </table:table-cell>
        </table:table-row>
        <table:table-row table:style-name="ro1">
          <table:table-cell office:value-type="float" office:value="7.091944" calcext:value-type="float">
            <text:p>7.091944</text:p>
          </table:table-cell>
          <table:table-cell office:value-type="float" office:value="0.09830267" calcext:value-type="float">
            <text:p>0.098303</text:p>
          </table:table-cell>
          <table:table-cell office:value-type="float" office:value="-0.1420984" calcext:value-type="float">
            <text:p>-0.142098</text:p>
          </table:table-cell>
        </table:table-row>
        <table:table-row table:style-name="ro1">
          <table:table-cell office:value-type="float" office:value="7.125556" calcext:value-type="float">
            <text:p>7.125556</text:p>
          </table:table-cell>
          <table:table-cell office:value-type="float" office:value="0.09853148" calcext:value-type="float">
            <text:p>0.098531</text:p>
          </table:table-cell>
          <table:table-cell office:value-type="float" office:value="-0.1419751" calcext:value-type="float">
            <text:p>-0.141975</text:p>
          </table:table-cell>
        </table:table-row>
        <table:table-row table:style-name="ro1">
          <table:table-cell office:value-type="float" office:value="7.159167" calcext:value-type="float">
            <text:p>7.159167</text:p>
          </table:table-cell>
          <table:table-cell office:value-type="float" office:value="0.09880782" calcext:value-type="float">
            <text:p>0.098808</text:p>
          </table:table-cell>
          <table:table-cell office:value-type="float" office:value="-0.1418311" calcext:value-type="float">
            <text:p>-0.141831</text:p>
          </table:table-cell>
        </table:table-row>
        <table:table-row table:style-name="ro1">
          <table:table-cell office:value-type="float" office:value="7.192778" calcext:value-type="float">
            <text:p>7.192778</text:p>
          </table:table-cell>
          <table:table-cell office:value-type="float" office:value="0.09924987" calcext:value-type="float">
            <text:p>0.099250</text:p>
          </table:table-cell>
          <table:table-cell office:value-type="float" office:value="-0.1416195" calcext:value-type="float">
            <text:p>-0.141620</text:p>
          </table:table-cell>
        </table:table-row>
        <table:table-row table:style-name="ro1">
          <table:table-cell office:value-type="float" office:value="7.226389" calcext:value-type="float">
            <text:p>7.226389</text:p>
          </table:table-cell>
          <table:table-cell office:value-type="float" office:value="0.09995835" calcext:value-type="float">
            <text:p>0.099958</text:p>
          </table:table-cell>
          <table:table-cell office:value-type="float" office:value="-0.141361" calcext:value-type="float">
            <text:p>-0.141361</text:p>
          </table:table-cell>
        </table:table-row>
        <table:table-row table:style-name="ro1">
          <table:table-cell office:value-type="float" office:value="7.26" calcext:value-type="float">
            <text:p>7.260000</text:p>
          </table:table-cell>
          <table:table-cell office:value-type="float" office:value="0.100607" calcext:value-type="float">
            <text:p>0.100607</text:p>
          </table:table-cell>
          <table:table-cell office:value-type="float" office:value="-0.1409682" calcext:value-type="float">
            <text:p>-0.140968</text:p>
          </table:table-cell>
        </table:table-row>
        <table:table-row table:style-name="ro1">
          <table:table-cell office:value-type="float" office:value="7.293611" calcext:value-type="float">
            <text:p>7.293611</text:p>
          </table:table-cell>
          <table:table-cell office:value-type="float" office:value="0.1011246" calcext:value-type="float">
            <text:p>0.101125</text:p>
          </table:table-cell>
          <table:table-cell office:value-type="float" office:value="-0.1407204" calcext:value-type="float">
            <text:p>-0.140720</text:p>
          </table:table-cell>
        </table:table-row>
        <table:table-row table:style-name="ro1">
          <table:table-cell office:value-type="float" office:value="7.327222" calcext:value-type="float">
            <text:p>7.327222</text:p>
          </table:table-cell>
          <table:table-cell office:value-type="float" office:value="0.1016265" calcext:value-type="float">
            <text:p>0.101627</text:p>
          </table:table-cell>
          <table:table-cell office:value-type="float" office:value="-0.1404818" calcext:value-type="float">
            <text:p>-0.140482</text:p>
          </table:table-cell>
        </table:table-row>
        <table:table-row table:style-name="ro1">
          <table:table-cell office:value-type="float" office:value="7.360833" calcext:value-type="float">
            <text:p>7.360833</text:p>
          </table:table-cell>
          <table:table-cell office:value-type="float" office:value="0.1019604" calcext:value-type="float">
            <text:p>0.101960</text:p>
          </table:table-cell>
          <table:table-cell office:value-type="float" office:value="-0.1402286" calcext:value-type="float">
            <text:p>-0.140229</text:p>
          </table:table-cell>
        </table:table-row>
        <table:table-row table:style-name="ro1">
          <table:table-cell office:value-type="float" office:value="7.394444" calcext:value-type="float">
            <text:p>7.394444</text:p>
          </table:table-cell>
          <table:table-cell office:value-type="float" office:value="0.1021745" calcext:value-type="float">
            <text:p>0.102175</text:p>
          </table:table-cell>
          <table:table-cell office:value-type="float" office:value="-0.1401323" calcext:value-type="float">
            <text:p>-0.140132</text:p>
          </table:table-cell>
        </table:table-row>
        <table:table-row table:style-name="ro1">
          <table:table-cell office:value-type="float" office:value="7.428056" calcext:value-type="float">
            <text:p>7.428056</text:p>
          </table:table-cell>
          <table:table-cell office:value-type="float" office:value="0.1021368" calcext:value-type="float">
            <text:p>0.102137</text:p>
          </table:table-cell>
          <table:table-cell office:value-type="float" office:value="-0.1401311" calcext:value-type="float">
            <text:p>-0.140131</text:p>
          </table:table-cell>
        </table:table-row>
        <table:table-row table:style-name="ro1">
          <table:table-cell office:value-type="float" office:value="7.461667" calcext:value-type="float">
            <text:p>7.461667</text:p>
          </table:table-cell>
          <table:table-cell office:value-type="float" office:value="0.1019516" calcext:value-type="float">
            <text:p>0.101952</text:p>
          </table:table-cell>
          <table:table-cell office:value-type="float" office:value="-0.1402053" calcext:value-type="float">
            <text:p>-0.140205</text:p>
          </table:table-cell>
        </table:table-row>
        <table:table-row table:style-name="ro1">
          <table:table-cell office:value-type="float" office:value="7.495278" calcext:value-type="float">
            <text:p>7.495278</text:p>
          </table:table-cell>
          <table:table-cell office:value-type="float" office:value="0.1015957" calcext:value-type="float">
            <text:p>0.101596</text:p>
          </table:table-cell>
          <table:table-cell office:value-type="float" office:value="-0.1404179" calcext:value-type="float">
            <text:p>-0.140418</text:p>
          </table:table-cell>
        </table:table-row>
        <table:table-row table:style-name="ro1">
          <table:table-cell office:value-type="float" office:value="7.528889" calcext:value-type="float">
            <text:p>7.528889</text:p>
          </table:table-cell>
          <table:table-cell office:value-type="float" office:value="0.1011536" calcext:value-type="float">
            <text:p>0.101154</text:p>
          </table:table-cell>
          <table:table-cell office:value-type="float" office:value="-0.1406483" calcext:value-type="float">
            <text:p>-0.140648</text:p>
          </table:table-cell>
        </table:table-row>
        <table:table-row table:style-name="ro1">
          <table:table-cell office:value-type="float" office:value="7.5625" calcext:value-type="float">
            <text:p>7.562500</text:p>
          </table:table-cell>
          <table:table-cell office:value-type="float" office:value="0.1006836" calcext:value-type="float">
            <text:p>0.100684</text:p>
          </table:table-cell>
          <table:table-cell office:value-type="float" office:value="-0.1409919" calcext:value-type="float">
            <text:p>-0.140992</text:p>
          </table:table-cell>
        </table:table-row>
        <table:table-row table:style-name="ro1">
          <table:table-cell office:value-type="float" office:value="7.596111" calcext:value-type="float">
            <text:p>7.596111</text:p>
          </table:table-cell>
          <table:table-cell office:value-type="float" office:value="0.1000541" calcext:value-type="float">
            <text:p>0.100054</text:p>
          </table:table-cell>
          <table:table-cell office:value-type="float" office:value="-0.1412367" calcext:value-type="float">
            <text:p>-0.141237</text:p>
          </table:table-cell>
        </table:table-row>
        <table:table-row table:style-name="ro1">
          <table:table-cell office:value-type="float" office:value="7.629722" calcext:value-type="float">
            <text:p>7.629722</text:p>
          </table:table-cell>
          <table:table-cell office:value-type="float" office:value="0.09959993" calcext:value-type="float">
            <text:p>0.099600</text:p>
          </table:table-cell>
          <table:table-cell office:value-type="float" office:value="-0.1414077" calcext:value-type="float">
            <text:p>-0.141408</text:p>
          </table:table-cell>
        </table:table-row>
        <table:table-row table:style-name="ro1">
          <table:table-cell office:value-type="float" office:value="7.663333" calcext:value-type="float">
            <text:p>7.663333</text:p>
          </table:table-cell>
          <table:table-cell office:value-type="float" office:value="0.09921029" calcext:value-type="float">
            <text:p>0.099210</text:p>
          </table:table-cell>
          <table:table-cell office:value-type="float" office:value="-0.1415666" calcext:value-type="float">
            <text:p>-0.141567</text:p>
          </table:table-cell>
        </table:table-row>
        <table:table-row table:style-name="ro1">
          <table:table-cell office:value-type="float" office:value="7.696944" calcext:value-type="float">
            <text:p>7.696944</text:p>
          </table:table-cell>
          <table:table-cell office:value-type="float" office:value="0.09900691" calcext:value-type="float">
            <text:p>0.099007</text:p>
          </table:table-cell>
          <table:table-cell office:value-type="float" office:value="-0.1417829" calcext:value-type="float">
            <text:p>-0.141783</text:p>
          </table:table-cell>
        </table:table-row>
        <table:table-row table:style-name="ro1">
          <table:table-cell office:value-type="float" office:value="7.730556" calcext:value-type="float">
            <text:p>7.730556</text:p>
          </table:table-cell>
          <table:table-cell office:value-type="float" office:value="0.09882335" calcext:value-type="float">
            <text:p>0.098823</text:p>
          </table:table-cell>
          <table:table-cell office:value-type="float" office:value="-0.1418809" calcext:value-type="float">
            <text:p>-0.141881</text:p>
          </table:table-cell>
        </table:table-row>
        <table:table-row table:style-name="ro1">
          <table:table-cell office:value-type="float" office:value="7.764167" calcext:value-type="float">
            <text:p>7.764167</text:p>
          </table:table-cell>
          <table:table-cell office:value-type="float" office:value="0.09884125" calcext:value-type="float">
            <text:p>0.098841</text:p>
          </table:table-cell>
          <table:table-cell office:value-type="float" office:value="-0.1418309" calcext:value-type="float">
            <text:p>-0.141831</text:p>
          </table:table-cell>
        </table:table-row>
        <table:table-row table:style-name="ro1">
          <table:table-cell office:value-type="float" office:value="7.797778" calcext:value-type="float">
            <text:p>7.797778</text:p>
          </table:table-cell>
          <table:table-cell office:value-type="float" office:value="0.09902592" calcext:value-type="float">
            <text:p>0.099026</text:p>
          </table:table-cell>
          <table:table-cell office:value-type="float" office:value="-0.1417776" calcext:value-type="float">
            <text:p>-0.141778</text:p>
          </table:table-cell>
        </table:table-row>
        <table:table-row table:style-name="ro1">
          <table:table-cell office:value-type="float" office:value="7.831389" calcext:value-type="float">
            <text:p>7.831389</text:p>
          </table:table-cell>
          <table:table-cell office:value-type="float" office:value="0.09930968" calcext:value-type="float">
            <text:p>0.099310</text:p>
          </table:table-cell>
          <table:table-cell office:value-type="float" office:value="-0.1415704" calcext:value-type="float">
            <text:p>-0.141570</text:p>
          </table:table-cell>
        </table:table-row>
        <table:table-row table:style-name="ro1">
          <table:table-cell office:value-type="float" office:value="7.865" calcext:value-type="float">
            <text:p>7.865000</text:p>
          </table:table-cell>
          <table:table-cell office:value-type="float" office:value="0.09972802" calcext:value-type="float">
            <text:p>0.099728</text:p>
          </table:table-cell>
          <table:table-cell office:value-type="float" office:value="-0.1414001" calcext:value-type="float">
            <text:p>-0.141400</text:p>
          </table:table-cell>
        </table:table-row>
        <table:table-row table:style-name="ro1">
          <table:table-cell office:value-type="float" office:value="7.898611" calcext:value-type="float">
            <text:p>7.898611</text:p>
          </table:table-cell>
          <table:table-cell office:value-type="float" office:value="0.1001738" calcext:value-type="float">
            <text:p>0.100174</text:p>
          </table:table-cell>
          <table:table-cell office:value-type="float" office:value="-0.1410708" calcext:value-type="float">
            <text:p>-0.141071</text:p>
          </table:table-cell>
        </table:table-row>
        <table:table-row table:style-name="ro1">
          <table:table-cell office:value-type="float" office:value="7.932222" calcext:value-type="float">
            <text:p>7.932222</text:p>
          </table:table-cell>
          <table:table-cell office:value-type="float" office:value="0.1006714" calcext:value-type="float">
            <text:p>0.100671</text:p>
          </table:table-cell>
          <table:table-cell office:value-type="float" office:value="-0.1408447" calcext:value-type="float">
            <text:p>-0.140845</text:p>
          </table:table-cell>
        </table:table-row>
        <table:table-row table:style-name="ro1">
          <table:table-cell office:value-type="float" office:value="7.965833" calcext:value-type="float">
            <text:p>7.965833</text:p>
          </table:table-cell>
          <table:table-cell office:value-type="float" office:value="0.1010699" calcext:value-type="float">
            <text:p>0.101070</text:p>
          </table:table-cell>
          <table:table-cell office:value-type="float" office:value="-0.1406456" calcext:value-type="float">
            <text:p>-0.140646</text:p>
          </table:table-cell>
        </table:table-row>
        <table:table-row table:style-name="ro1">
          <table:table-cell office:value-type="float" office:value="7.999444" calcext:value-type="float">
            <text:p>7.999444</text:p>
          </table:table-cell>
          <table:table-cell office:value-type="float" office:value="0.1013837" calcext:value-type="float">
            <text:p>0.101384</text:p>
          </table:table-cell>
          <table:table-cell office:value-type="float" office:value="-0.1405295" calcext:value-type="float">
            <text:p>-0.140530</text:p>
          </table:table-cell>
        </table:table-row>
        <table:table-row table:style-name="ro1">
          <table:table-cell office:value-type="float" office:value="8.033056" calcext:value-type="float">
            <text:p>8.033056</text:p>
          </table:table-cell>
          <table:table-cell office:value-type="float" office:value="0.1015579" calcext:value-type="float">
            <text:p>0.101558</text:p>
          </table:table-cell>
          <table:table-cell office:value-type="float" office:value="-0.1403443" calcext:value-type="float">
            <text:p>-0.140344</text:p>
          </table:table-cell>
        </table:table-row>
        <table:table-row table:style-name="ro1">
          <table:table-cell office:value-type="float" office:value="8.066667" calcext:value-type="float">
            <text:p>8.066667</text:p>
          </table:table-cell>
          <table:table-cell office:value-type="float" office:value="0.1015683" calcext:value-type="float">
            <text:p>0.101568</text:p>
          </table:table-cell>
          <table:table-cell office:value-type="float" office:value="-0.1402756" calcext:value-type="float">
            <text:p>-0.140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1:58:47.728658217</meta:creation-date>
    <dc:date>2024-11-06T11:59:40.277358403</dc:date>
    <meta:editing-duration>PT53S</meta:editing-duration>
    <meta:editing-cycles>1</meta:editing-cycles>
    <meta:document-statistic meta:table-count="1" meta:cell-count="726" meta:object-count="0"/>
    <meta:generator>LibreOffice/7.3.7.2$Linux_X86_64 LibreOffice_project/30$Build-2</meta:generator>
  </office:meta>
</office:document-meta>
</file>